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0" style:family="table">
      <style:table-properties style:width="3.3625in" table:align="margins"/>
    </style:style>
    <style:style style:name="Table10.A" style:family="table-column">
      <style:table-column-properties style:column-width="0.541in" style:rel-column-width="10550*"/>
    </style:style>
    <style:style style:name="Table10.B" style:family="table-column">
      <style:table-column-properties style:column-width="2.8215in" style:rel-column-width="54985*"/>
    </style:style>
    <style:style style:name="Table10.A1" style:family="table-cell">
      <style:table-cell-properties fo:padding="0.0382in" fo:border-left="0.5pt solid #000000" fo:border-right="none" fo:border-top="0.5pt solid #000000" fo:border-bottom="0.5pt solid #000000"/>
    </style:style>
    <style:style style:name="Table10.B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B2" style:family="table-cell">
      <style:table-cell-properties fo:padding="0.0382in" fo:border-left="0.5pt solid #000000" fo:border-right="0.5pt solid #000000" fo:border-top="none" fo:border-bottom="0.5pt solid #000000"/>
    </style:style>
    <style:style style:name="Table11" style:family="table">
      <style:table-properties style:width="3.3625in" table:align="margins"/>
    </style:style>
    <style:style style:name="Table11.A" style:family="table-column">
      <style:table-column-properties style:column-width="0.541in" style:rel-column-width="10550*"/>
    </style:style>
    <style:style style:name="Table11.B" style:family="table-column">
      <style:table-column-properties style:column-width="2.8215in" style:rel-column-width="54985*"/>
    </style:style>
    <style:style style:name="Table11.A1" style:family="table-cell">
      <style:table-cell-properties fo:padding="0.0382in" fo:border-left="0.5pt solid #000000" fo:border-right="none" fo:border-top="0.5pt solid #000000" fo:border-bottom="0.5pt solid #000000"/>
    </style:style>
    <style:style style:name="Table11.B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0.5pt solid #000000" fo:border-top="none" fo:border-bottom="0.5pt solid #000000"/>
    </style:style>
    <style:style style:name="Table1" style:family="table">
      <style:table-properties style:width="3.3625in" table:align="margins"/>
    </style:style>
    <style:style style:name="Table1.A" style:family="table-column">
      <style:table-column-properties style:column-width="0.7701in" style:rel-column-width="15014*"/>
    </style:style>
    <style:style style:name="Table1.B" style:family="table-column">
      <style:table-column-properties style:column-width="2.5924in" style:rel-column-width="50521*"/>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3.3625in" table:align="margins"/>
    </style:style>
    <style:style style:name="Table2.A" style:family="table-column">
      <style:table-column-properties style:column-width="0.7701in" style:rel-column-width="15014*"/>
    </style:style>
    <style:style style:name="Table2.B" style:family="table-column">
      <style:table-column-properties style:column-width="2.5924in" style:rel-column-width="50521*"/>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3.3625in" table:align="margins"/>
    </style:style>
    <style:style style:name="Table3.A" style:family="table-column">
      <style:table-column-properties style:column-width="0.541in" style:rel-column-width="10550*"/>
    </style:style>
    <style:style style:name="Table3.B" style:family="table-column">
      <style:table-column-properties style:column-width="2.8215in" style:rel-column-width="54985*"/>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12" style:family="table">
      <style:table-properties style:width="3.3625in" table:align="margins"/>
    </style:style>
    <style:style style:name="Table12.A" style:family="table-column">
      <style:table-column-properties style:column-width="0.541in" style:rel-column-width="10550*"/>
    </style:style>
    <style:style style:name="Table12.B" style:family="table-column">
      <style:table-column-properties style:column-width="2.8215in" style:rel-column-width="54985*"/>
    </style:style>
    <style:style style:name="Table12.A1" style:family="table-cell">
      <style:table-cell-properties fo:padding="0.0382in" fo:border-left="0.5pt solid #000000" fo:border-right="none" fo:border-top="0.5pt solid #000000" fo:border-bottom="0.5pt solid #000000"/>
    </style:style>
    <style:style style:name="Table12.B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3" style:family="table">
      <style:table-properties style:width="3.3625in" table:align="margins"/>
    </style:style>
    <style:style style:name="Table13.A" style:family="table-column">
      <style:table-column-properties style:column-width="0.7701in" style:rel-column-width="15014*"/>
    </style:style>
    <style:style style:name="Table13.B" style:family="table-column">
      <style:table-column-properties style:column-width="2.5924in" style:rel-column-width="50521*"/>
    </style:style>
    <style:style style:name="Table13.A1" style:family="table-cell">
      <style:table-cell-properties fo:padding="0.0382in" fo:border-left="0.5pt solid #000000" fo:border-right="none" fo:border-top="0.5pt solid #000000" fo:border-bottom="0.5pt solid #000000"/>
    </style:style>
    <style:style style:name="Table13.B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14" style:family="table">
      <style:table-properties style:width="3.3625in" table:align="margins"/>
    </style:style>
    <style:style style:name="Table14.A" style:family="table-column">
      <style:table-column-properties style:column-width="0.7701in" style:rel-column-width="15014*"/>
    </style:style>
    <style:style style:name="Table14.B" style:family="table-column">
      <style:table-column-properties style:column-width="2.5924in" style:rel-column-width="50521*"/>
    </style:style>
    <style:style style:name="Table14.A1" style:family="table-cell">
      <style:table-cell-properties fo:padding="0.0382in" fo:border-left="0.5pt solid #000000" fo:border-right="none" fo:border-top="0.5pt solid #000000" fo:border-bottom="0.5pt solid #000000"/>
    </style:style>
    <style:style style:name="Table14.B1" style:family="table-cell">
      <style:table-cell-properties fo:padding="0.0382in" fo:border="0.5pt solid #000000"/>
    </style:style>
    <style:style style:name="Table14.A2" style:family="table-cell">
      <style:table-cell-properties fo:padding="0.0382in" fo:border-left="0.5pt solid #000000" fo:border-right="none" fo:border-top="none" fo:border-bottom="0.5pt solid #000000"/>
    </style:style>
    <style:style style:name="Table14.B2" style:family="table-cell">
      <style:table-cell-properties fo:padding="0.0382in" fo:border-left="0.5pt solid #000000" fo:border-right="0.5pt solid #000000" fo:border-top="none" fo:border-bottom="0.5pt solid #000000"/>
    </style:style>
    <style:style style:name="Table4" style:family="table">
      <style:table-properties style:width="3.3625in" table:align="margins"/>
    </style:style>
    <style:style style:name="Table4.A" style:family="table-column">
      <style:table-column-properties style:column-width="0.6653in" style:rel-column-width="12971*"/>
    </style:style>
    <style:style style:name="Table4.B" style:family="table-column">
      <style:table-column-properties style:column-width="1.375in" style:rel-column-width="26795*"/>
    </style:style>
    <style:style style:name="Table4.C" style:family="table-column">
      <style:table-column-properties style:column-width="1.3222in" style:rel-column-width="25769*"/>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P1" style:family="paragraph" style:parent-style-name="Heading_20_1">
      <style:paragraph-properties fo:break-before="page"/>
      <style:text-properties officeooo:rsid="19ed2a5e" officeooo:paragraph-rsid="19ed2a5e"/>
    </style:style>
    <style:style style:name="P2" style:family="paragraph" style:parent-style-name="Text_20_body">
      <style:text-properties officeooo:paragraph-rsid="18739659"/>
    </style:style>
    <style:style style:name="P3" style:family="paragraph" style:parent-style-name="Heading_20_3">
      <style:text-properties style:use-window-font-color="true" loext:opacity="0%" style:font-name="Helvetica" fo:font-size="14.1000003814697pt" fo:font-weight="bold" officeooo:rsid="1875bc67" officeooo:paragraph-rsid="1875bc67" style:font-name-asian="Microsoft YaHei" style:font-size-asian="14.1000003814697pt" style:font-weight-asian="bold" style:font-name-complex="Lucida Sans" style:font-size-complex="14.1000003814697pt" style:font-weight-complex="bold"/>
    </style:style>
    <style:style style:name="P4" style:family="paragraph" style:parent-style-name="Text_20_body">
      <style:text-properties style:use-window-font-color="true" loext:opacity="0%" officeooo:rsid="19fde1d0" officeooo:paragraph-rsid="19fde1d0"/>
    </style:style>
    <style:style style:name="P5" style:family="paragraph" style:parent-style-name="Heading_20_2">
      <style:text-properties officeooo:rsid="1a3b6861" officeooo:paragraph-rsid="1a3b6861"/>
    </style:style>
    <style:style style:name="P6" style:family="paragraph" style:parent-style-name="Text_20_body">
      <style:text-properties officeooo:rsid="1a3b6861" officeooo:paragraph-rsid="1a3b6861"/>
    </style:style>
    <style:style style:name="P7" style:family="paragraph" style:parent-style-name="Heading_20_3">
      <style:text-properties officeooo:rsid="1a3d1800" officeooo:paragraph-rsid="1a3d1800"/>
    </style:style>
    <style:style style:name="P8" style:family="paragraph" style:parent-style-name="Text_20_body">
      <style:text-properties officeooo:rsid="1a3d1800" officeooo:paragraph-rsid="1a3d1800"/>
    </style:style>
    <style:style style:name="P9" style:family="paragraph" style:parent-style-name="Text_20_body" style:list-style-name="L1">
      <style:text-properties officeooo:rsid="1a3d1800" officeooo:paragraph-rsid="1a3d1800"/>
    </style:style>
    <style:style style:name="P10" style:family="paragraph" style:parent-style-name="Text_20_body">
      <style:text-properties officeooo:rsid="1a3d770a" officeooo:paragraph-rsid="1a3d770a"/>
    </style:style>
    <style:style style:name="P11" style:family="paragraph" style:parent-style-name="Text_20_body">
      <style:text-properties fo:font-weight="bold" style:font-weight-asian="bold" style:font-weight-complex="bold"/>
    </style:style>
    <style:style style:name="P12" style:family="paragraph" style:parent-style-name="Table_20_Contents">
      <style:text-properties style:font-name="Liberation Serif" fo:font-size="10.5pt" officeooo:rsid="1a3d770a" officeooo:paragraph-rsid="1a3d770a" style:font-size-asian="10.5pt" style:font-size-complex="10.5pt"/>
    </style:style>
    <style:style style:name="P13" style:family="paragraph" style:parent-style-name="Table_20_Contents">
      <style:paragraph-properties fo:text-align="start" style:justify-single-word="false"/>
      <style:text-properties style:font-name="Liberation Serif" fo:font-size="10.5pt" officeooo:rsid="1a3d770a" officeooo:paragraph-rsid="1a3d770a" style:font-size-asian="10.5pt" style:font-size-complex="10.5pt"/>
    </style:style>
    <style:style style:name="P14" style:family="paragraph" style:parent-style-name="Table_20_Contents">
      <style:paragraph-properties fo:text-align="start" style:justify-single-word="false"/>
      <style:text-properties style:font-name="Liberation Serif" fo:font-size="10.5pt" officeooo:rsid="1a3d770a" officeooo:paragraph-rsid="1a3f4290" style:font-size-asian="10.5pt" style:font-size-complex="10.5pt"/>
    </style:style>
    <style:style style:name="P15" style:family="paragraph" style:parent-style-name="Text_20_body">
      <style:text-properties fo:font-weight="normal" officeooo:rsid="1a4563ce" officeooo:paragraph-rsid="1a4563ce" style:font-weight-asian="normal" style:font-weight-complex="normal"/>
    </style:style>
    <style:style style:name="P16" style:family="paragraph" style:parent-style-name="Text_20_body">
      <style:text-properties fo:font-weight="bold" officeooo:paragraph-rsid="1a4563ce" style:font-weight-asian="bold" style:font-weight-complex="bold"/>
    </style:style>
    <style:style style:name="P17" style:family="paragraph" style:parent-style-name="Table_20_Contents">
      <style:text-properties style:font-name="Liberation Serif" fo:font-size="10.5pt" officeooo:rsid="1a3d770a" officeooo:paragraph-rsid="1a4563ce" style:font-size-asian="10.5pt" style:font-size-complex="10.5pt"/>
    </style:style>
    <style:style style:name="P18" style:family="paragraph" style:parent-style-name="Table_20_Contents">
      <style:paragraph-properties fo:text-align="start" style:justify-single-word="false"/>
      <style:text-properties style:font-name="Liberation Serif" fo:font-size="10.5pt" officeooo:rsid="1a4563ce" officeooo:paragraph-rsid="1a4563ce" style:font-size-asian="10.5pt" style:font-size-complex="10.5pt"/>
    </style:style>
    <style:style style:name="P19" style:family="paragraph" style:parent-style-name="Table_20_Contents">
      <style:paragraph-properties fo:text-align="start" style:justify-single-word="false"/>
      <style:text-properties style:font-name="Liberation Serif" fo:font-size="10.5pt" officeooo:rsid="1a3d770a" officeooo:paragraph-rsid="1a4563ce" style:font-size-asian="10.5pt" style:font-size-complex="10.5pt"/>
    </style:style>
    <style:style style:name="P20" style:family="paragraph" style:parent-style-name="Text_20_body">
      <style:text-properties fo:font-weight="normal" officeooo:rsid="1a3de2eb" officeooo:paragraph-rsid="1a4563ce" style:font-weight-asian="normal" style:font-weight-complex="normal"/>
    </style:style>
    <style:style style:name="P21" style:family="paragraph" style:parent-style-name="Text_20_body">
      <style:text-properties fo:font-weight="normal" officeooo:rsid="1a45b563" officeooo:paragraph-rsid="1a45b563" style:font-weight-asian="normal" style:font-weight-complex="normal"/>
    </style:style>
    <style:style style:name="P22" style:family="paragraph" style:parent-style-name="Text_20_body" style:list-style-name="L2">
      <style:text-properties officeooo:paragraph-rsid="1a45b563"/>
    </style:style>
    <style:style style:name="P23" style:family="paragraph" style:parent-style-name="Text_20_body" style:list-style-name="L2">
      <style:text-properties officeooo:rsid="1a48ed17" officeooo:paragraph-rsid="1a48ed17"/>
    </style:style>
    <style:style style:name="P24" style:family="paragraph" style:parent-style-name="Heading_20_3">
      <style:text-properties officeooo:rsid="1a494a7e" officeooo:paragraph-rsid="1a494a7e"/>
    </style:style>
    <style:style style:name="P25" style:family="paragraph" style:parent-style-name="Text_20_body">
      <style:text-properties officeooo:rsid="1a4a9cc7" officeooo:paragraph-rsid="1a4a9cc7"/>
    </style:style>
    <style:style style:name="P26" style:family="paragraph" style:parent-style-name="Text_20_body" style:list-style-name="L2">
      <style:text-properties officeooo:paragraph-rsid="1a4a9cc7"/>
    </style:style>
    <style:style style:name="P27" style:family="paragraph" style:parent-style-name="Text_20_body">
      <style:text-properties officeooo:rsid="1a5effbc" officeooo:paragraph-rsid="1a5effbc"/>
    </style:style>
    <style:style style:name="P28" style:family="paragraph" style:parent-style-name="Table_20_Contents">
      <style:text-properties style:font-name="Liberation Serif" fo:font-size="10.5pt" officeooo:rsid="085fceec" officeooo:paragraph-rsid="1a4a9cc7" style:font-size-asian="10.5pt" style:font-size-complex="10.5pt"/>
    </style:style>
    <style:style style:name="P29" style:family="paragraph" style:parent-style-name="Table_20_Contents">
      <style:text-properties style:font-name="Liberation Serif" fo:font-size="10.5pt" officeooo:rsid="0b0ffd48" officeooo:paragraph-rsid="1a4a9cc7" style:font-size-asian="10.5pt" style:font-size-complex="10.5pt"/>
    </style:style>
    <style:style style:name="P30" style:family="paragraph" style:parent-style-name="Table_20_Contents">
      <style:text-properties style:use-window-font-color="true" loext:opacity="0%" style:font-name="Liberation Serif" fo:font-size="10.5pt" fo:font-style="normal" fo:font-weight="normal" officeooo:rsid="085fceec" officeooo:paragraph-rsid="1a4a9cc7" style:font-size-asian="10.5pt" style:font-style-asian="normal" style:font-weight-asian="normal" style:font-size-complex="10.5pt" style:font-style-complex="normal" style:font-weight-complex="normal"/>
    </style:style>
    <style:style style:name="P31" style:family="paragraph" style:parent-style-name="Table_20_Contents">
      <style:text-properties style:font-name="Liberation Serif" fo:font-size="10.5pt" officeooo:rsid="18ba4618" officeooo:paragraph-rsid="1a4a9cc7" style:font-size-asian="10.5pt" style:font-size-complex="10.5pt"/>
    </style:style>
    <style:style style:name="P32" style:family="paragraph" style:parent-style-name="Table_20_Contents">
      <style:paragraph-properties fo:text-align="start" style:justify-single-word="false"/>
      <style:text-properties style:use-window-font-color="true" loext:opacity="0%" style:font-name="Liberation Serif" fo:font-size="10.5pt" officeooo:rsid="0c389079" officeooo:paragraph-rsid="1a4a9cc7" style:font-size-asian="10.5pt" style:font-size-complex="10.5pt"/>
    </style:style>
    <style:style style:name="P33" style:family="paragraph" style:parent-style-name="Table_20_Contents">
      <style:paragraph-properties fo:text-align="start" style:justify-single-word="false"/>
      <style:text-properties style:use-window-font-color="true" loext:opacity="0%" style:font-name="Liberation Serif" fo:font-size="10.5pt" officeooo:rsid="1a4a9cc7" officeooo:paragraph-rsid="1a4a9cc7" style:font-size-asian="10.5pt" style:font-size-complex="10.5pt"/>
    </style:style>
    <style:style style:name="P34" style:family="paragraph" style:parent-style-name="Table_20_Contents">
      <style:paragraph-properties fo:text-align="start" style:justify-single-word="false"/>
      <style:text-properties style:font-name="Liberation Serif" fo:font-size="10.5pt" fo:font-style="italic" fo:font-weight="bold" officeooo:rsid="1a4a9cc7" officeooo:paragraph-rsid="1a4a9cc7" style:font-size-asian="10.5pt" style:font-style-asian="italic" style:font-weight-asian="bold" style:font-size-complex="10.5pt" style:font-style-complex="italic" style:font-weight-complex="bold"/>
    </style:style>
    <style:style style:name="P35" style:family="paragraph" style:parent-style-name="Table_20_Contents">
      <style:paragraph-properties fo:text-align="start" style:justify-single-word="false"/>
      <style:text-properties style:use-window-font-color="true" loext:opacity="0%" style:font-name="Liberation Serif" fo:font-size="10.5pt" fo:font-style="normal" fo:font-weight="normal" officeooo:rsid="1a4a9cc7" officeooo:paragraph-rsid="1a4a9cc7" style:font-size-asian="10.5pt" style:font-style-asian="normal" style:font-weight-asian="normal" style:font-size-complex="10.5pt" style:font-style-complex="normal" style:font-weight-complex="normal"/>
    </style:style>
    <style:style style:name="P36" style:family="paragraph" style:parent-style-name="Standard">
      <style:text-properties fo:color="#ff0000" loext:opacity="100%" fo:font-size="10.5pt" fo:font-style="italic" officeooo:rsid="083753b4" officeooo:paragraph-rsid="1a4a9cc7" style:font-size-asian="10.5pt" style:font-style-asian="italic" style:font-size-complex="10.5pt" style:font-style-complex="italic"/>
    </style:style>
    <style:style style:name="P37" style:family="paragraph" style:parent-style-name="Standard">
      <style:text-properties style:use-window-font-color="true" loext:opacity="0%" fo:font-size="10.5pt" fo:font-style="normal" officeooo:rsid="1a3b31d3" officeooo:paragraph-rsid="1a4a9cc7" style:font-size-asian="10.5pt" style:font-style-asian="normal" style:font-size-complex="10.5pt" style:font-style-complex="normal"/>
    </style:style>
    <style:style style:name="P38" style:family="paragraph" style:parent-style-name="Standard">
      <style:text-properties fo:font-size="10.5pt" fo:font-style="italic" officeooo:rsid="083753b4" officeooo:paragraph-rsid="1a4a9cc7" style:font-size-asian="10.5pt" style:font-style-asian="italic" style:font-size-complex="10.5pt" style:font-style-complex="italic"/>
    </style:style>
    <style:style style:name="P39" style:family="paragraph" style:parent-style-name="Table_20_Contents">
      <style:text-properties style:use-window-font-color="true" loext:opacity="0%" style:font-name="Liberation Serif" fo:font-size="10.5pt" fo:font-style="normal" fo:font-weight="normal" officeooo:rsid="1a3b31d3" officeooo:paragraph-rsid="1a4a9cc7" style:font-size-asian="10.5pt" style:font-style-asian="normal" style:font-weight-asian="normal" style:font-size-complex="10.5pt" style:font-style-complex="normal" style:font-weight-complex="normal"/>
    </style:style>
    <style:style style:name="P40" style:family="paragraph" style:parent-style-name="Table_20_Contents">
      <style:paragraph-properties fo:text-align="start" style:justify-single-word="false"/>
      <style:text-properties style:font-name="Liberation Serif" fo:font-size="10.5pt" officeooo:rsid="0c389079" officeooo:paragraph-rsid="1a4a9cc7" style:font-size-asian="10.5pt" style:font-size-complex="10.5pt"/>
    </style:style>
    <style:style style:name="P41" style:family="paragraph" style:parent-style-name="Table_20_Contents">
      <style:paragraph-properties fo:text-align="start" style:justify-single-word="false"/>
      <style:text-properties style:font-name="Liberation Serif" fo:font-size="10.5pt" officeooo:rsid="0c389079" officeooo:paragraph-rsid="1a4b8301" style:font-size-asian="10.5pt" style:font-size-complex="10.5pt"/>
    </style:style>
    <style:style style:name="P42" style:family="paragraph" style:parent-style-name="Standard">
      <style:text-properties fo:color="#ff0000" loext:opacity="100%" fo:font-size="10.5pt" fo:font-style="italic" officeooo:rsid="083753b4" officeooo:paragraph-rsid="1a4f3319" style:font-size-asian="10.5pt" style:font-style-asian="italic" style:font-size-complex="10.5pt" style:font-style-complex="italic"/>
    </style:style>
    <style:style style:name="P43" style:family="paragraph" style:parent-style-name="Text_20_body">
      <style:text-properties fo:font-size="10.5pt" officeooo:paragraph-rsid="1a4f3319" style:font-size-asian="10.5pt" style:font-size-complex="10.5pt"/>
    </style:style>
    <style:style style:name="P44" style:family="paragraph" style:parent-style-name="Text_20_body">
      <style:text-properties fo:color="#000000" loext:opacity="100%" fo:font-size="10.5pt" fo:font-style="normal" officeooo:rsid="1a608437" officeooo:paragraph-rsid="1a608437" style:font-size-asian="10.5pt" style:font-style-asian="normal" style:font-size-complex="10.5pt" style:font-style-complex="normal"/>
    </style:style>
    <style:style style:name="P45" style:family="paragraph" style:parent-style-name="Heading_20_2">
      <style:text-properties officeooo:rsid="1a57ba7a" officeooo:paragraph-rsid="1a57ba7a"/>
    </style:style>
    <style:style style:name="P46" style:family="paragraph" style:parent-style-name="Text_20_body">
      <style:text-properties officeooo:rsid="1a604446" officeooo:paragraph-rsid="1a604446"/>
    </style:style>
    <style:style style:name="P47" style:family="paragraph" style:parent-style-name="Text_20_body">
      <style:text-properties officeooo:rsid="1a8e9d58" officeooo:paragraph-rsid="1a8e9d58"/>
    </style:style>
    <style:style style:name="P48" style:family="paragraph" style:parent-style-name="Heading_20_3">
      <style:text-properties officeooo:rsid="1a646f6d" officeooo:paragraph-rsid="1a646f6d"/>
    </style:style>
    <style:style style:name="P49" style:family="paragraph" style:parent-style-name="Text_20_body">
      <style:text-properties officeooo:rsid="1a646f6d" officeooo:paragraph-rsid="1a646f6d"/>
    </style:style>
    <style:style style:name="P50" style:family="paragraph" style:parent-style-name="Text_20_body" style:list-style-name="L2"/>
    <style:style style:name="P51" style:family="paragraph" style:parent-style-name="Text_20_body" style:list-style-name="L2">
      <style:text-properties officeooo:rsid="1a646f6d" officeooo:paragraph-rsid="1a646f6d"/>
    </style:style>
    <style:style style:name="P52" style:family="paragraph" style:parent-style-name="Text_20_body">
      <style:text-properties officeooo:rsid="1a65e745" officeooo:paragraph-rsid="1a65e745"/>
    </style:style>
    <style:style style:name="P53" style:family="paragraph" style:parent-style-name="Text_20_body">
      <style:text-properties fo:color="#000000" loext:opacity="100%" fo:font-weight="bold" officeooo:rsid="1a65e745" officeooo:paragraph-rsid="1a65e745" style:font-weight-asian="bold" style:font-weight-complex="bold"/>
    </style:style>
    <style:style style:name="P54" style:family="paragraph" style:parent-style-name="Table_20_Contents">
      <style:text-properties style:font-name="Liberation Serif" fo:font-size="10.5pt" officeooo:rsid="1a3d770a" officeooo:paragraph-rsid="1a65e745" style:font-size-asian="10.5pt" style:font-size-complex="10.5pt"/>
    </style:style>
    <style:style style:name="P55" style:family="paragraph" style:parent-style-name="Table_20_Contents">
      <style:paragraph-properties fo:text-align="start" style:justify-single-word="false"/>
      <style:text-properties style:font-name="Liberation Serif" fo:font-size="10.5pt" officeooo:rsid="1a4563ce" officeooo:paragraph-rsid="1a65e745" style:font-size-asian="10.5pt" style:font-size-complex="10.5pt"/>
    </style:style>
    <style:style style:name="P56" style:family="paragraph" style:parent-style-name="Table_20_Contents">
      <style:paragraph-properties fo:text-align="start" style:justify-single-word="false"/>
      <style:text-properties style:font-name="Liberation Serif" fo:font-size="10.5pt" officeooo:rsid="1a3d770a" officeooo:paragraph-rsid="1a65e745" style:font-size-asian="10.5pt" style:font-size-complex="10.5pt"/>
    </style:style>
    <style:style style:name="P57" style:family="paragraph" style:parent-style-name="Standard">
      <style:text-properties fo:color="#ff0000" loext:opacity="100%" fo:font-size="10.5pt" fo:font-style="italic" officeooo:rsid="083753b4" officeooo:paragraph-rsid="1ab860d2" style:font-size-asian="10.5pt" style:font-style-asian="italic" style:font-size-complex="10.5pt" style:font-style-complex="italic"/>
    </style:style>
    <style:style style:name="P58" style:family="paragraph" style:parent-style-name="Text_20_body">
      <style:text-properties fo:color="#000000" loext:opacity="100%" fo:font-weight="normal" officeooo:rsid="1a674ee5" officeooo:paragraph-rsid="1ab860d2" style:font-weight-asian="normal" style:font-weight-complex="normal"/>
    </style:style>
    <style:style style:name="P59" style:family="paragraph" style:parent-style-name="Text_20_body">
      <style:text-properties fo:color="#000000" loext:opacity="100%" fo:font-weight="bold" officeooo:rsid="1a65e745" officeooo:paragraph-rsid="1a674ee5" style:font-weight-asian="bold" style:font-weight-complex="bold"/>
    </style:style>
    <style:style style:name="P60" style:family="paragraph" style:parent-style-name="Table_20_Contents">
      <style:text-properties style:font-name="Liberation Serif" fo:font-size="10.5pt" officeooo:rsid="1a3d770a" officeooo:paragraph-rsid="1a674ee5" style:font-size-asian="10.5pt" style:font-size-complex="10.5pt"/>
    </style:style>
    <style:style style:name="P61" style:family="paragraph" style:parent-style-name="Table_20_Contents">
      <style:paragraph-properties fo:text-align="start" style:justify-single-word="false"/>
      <style:text-properties style:font-name="Liberation Serif" fo:font-size="10.5pt" officeooo:rsid="1a4563ce" officeooo:paragraph-rsid="1a674ee5" style:font-size-asian="10.5pt" style:font-size-complex="10.5pt"/>
    </style:style>
    <style:style style:name="P62" style:family="paragraph" style:parent-style-name="Table_20_Contents">
      <style:paragraph-properties fo:text-align="start" style:justify-single-word="false"/>
      <style:text-properties style:font-name="Liberation Serif" fo:font-size="10.5pt" officeooo:rsid="1a3d770a" officeooo:paragraph-rsid="1a674ee5" style:font-size-asian="10.5pt" style:font-size-complex="10.5pt"/>
    </style:style>
    <style:style style:name="P63" style:family="paragraph" style:parent-style-name="Table_20_Contents">
      <style:paragraph-properties fo:text-align="start" style:justify-single-word="false"/>
      <style:text-properties style:font-name="Liberation Serif" fo:font-size="10.5pt" officeooo:rsid="1a686ce5" officeooo:paragraph-rsid="1a686ce5" style:font-size-asian="10.5pt" style:font-size-complex="10.5pt"/>
    </style:style>
    <style:style style:name="P64" style:family="paragraph" style:parent-style-name="Standard">
      <style:text-properties fo:color="#ff0000" loext:opacity="100%" fo:font-size="10.5pt" fo:font-style="italic" officeooo:rsid="083753b4" officeooo:paragraph-rsid="1ac372fb" style:font-size-asian="10.5pt" style:font-style-asian="italic" style:font-size-complex="10.5pt" style:font-style-complex="italic"/>
    </style:style>
    <style:style style:name="P65" style:family="paragraph" style:parent-style-name="Text_20_body">
      <style:text-properties officeooo:rsid="1a701cef" officeooo:paragraph-rsid="1ac372fb"/>
    </style:style>
    <style:style style:name="P66" style:family="paragraph" style:parent-style-name="Text_20_body" style:list-style-name="L2">
      <style:text-properties officeooo:rsid="1a646f6d" officeooo:paragraph-rsid="1a73bc70"/>
    </style:style>
    <style:style style:name="P67" style:family="paragraph" style:parent-style-name="Heading_20_3">
      <style:text-properties officeooo:rsid="1a6a1ac0" officeooo:paragraph-rsid="1a6a1ac0"/>
    </style:style>
    <style:style style:name="P68" style:family="paragraph" style:parent-style-name="Text_20_body">
      <style:text-properties officeooo:rsid="1a6adbf1" officeooo:paragraph-rsid="1a6adbf1"/>
    </style:style>
    <style:style style:name="P69" style:family="paragraph" style:parent-style-name="Text_20_body">
      <style:text-properties officeooo:rsid="1a6adbf1" officeooo:paragraph-rsid="1abe97b9"/>
    </style:style>
    <style:style style:name="P70" style:family="paragraph" style:parent-style-name="Heading_20_3">
      <style:text-properties officeooo:rsid="1ab860d2" officeooo:paragraph-rsid="1ab860d2"/>
    </style:style>
    <style:style style:name="P71" style:family="paragraph" style:parent-style-name="Text_20_body">
      <style:text-properties officeooo:rsid="1ab860d2" officeooo:paragraph-rsid="1ab860d2"/>
    </style:style>
    <style:style style:name="P72" style:family="paragraph" style:parent-style-name="Text_20_body" style:list-style-name="L3">
      <style:text-properties officeooo:rsid="1a0cd3e4" officeooo:paragraph-rsid="1aba2429"/>
    </style:style>
    <style:style style:name="P73" style:family="paragraph" style:parent-style-name="Text_20_body" style:list-style-name="L3">
      <style:text-properties officeooo:rsid="1abaf8a8" officeooo:paragraph-rsid="1abaf8a8"/>
    </style:style>
    <style:style style:name="P74" style:family="paragraph" style:parent-style-name="Text_20_body">
      <style:text-properties officeooo:rsid="1abc87c0" officeooo:paragraph-rsid="1abc87c0"/>
    </style:style>
    <style:style style:name="P75" style:family="paragraph" style:parent-style-name="Heading_20_3">
      <style:text-properties officeooo:paragraph-rsid="189b363f"/>
    </style:style>
    <style:style style:name="P76" style:family="paragraph" style:parent-style-name="Text_20_body">
      <style:text-properties officeooo:rsid="0c0c5883" officeooo:paragraph-rsid="18a5cdf2"/>
    </style:style>
    <style:style style:name="P77" style:family="paragraph" style:parent-style-name="Text_20_body" style:list-style-name="L3">
      <style:text-properties officeooo:rsid="1a7fa57b" officeooo:paragraph-rsid="1a7fa57b"/>
    </style:style>
    <style:style style:name="P78" style:family="paragraph" style:parent-style-name="Table_20_Contents">
      <style:text-properties style:font-name="Liberation Serif" fo:font-size="10.5pt" officeooo:rsid="085fceec" officeooo:paragraph-rsid="1a82e52e" style:font-size-asian="10.5pt" style:font-size-complex="10.5pt"/>
    </style:style>
    <style:style style:name="P79" style:family="paragraph" style:parent-style-name="Table_20_Contents">
      <style:text-properties style:font-name="Liberation Serif" fo:font-size="10.5pt" officeooo:rsid="0b0ffd48" officeooo:paragraph-rsid="1a82e52e" style:font-size-asian="10.5pt" style:font-size-complex="10.5pt"/>
    </style:style>
    <style:style style:name="P80" style:family="paragraph" style:parent-style-name="Table_20_Contents">
      <style:text-properties style:use-window-font-color="true" loext:opacity="0%" style:font-name="Liberation Serif" fo:font-size="10.5pt" fo:font-style="normal" fo:font-weight="normal" officeooo:rsid="085fceec" officeooo:paragraph-rsid="1a82e52e" style:font-size-asian="10.5pt" style:font-style-asian="normal" style:font-weight-asian="normal" style:font-size-complex="10.5pt" style:font-style-complex="normal" style:font-weight-complex="normal"/>
    </style:style>
    <style:style style:name="P81" style:family="paragraph" style:parent-style-name="Table_20_Contents">
      <style:text-properties style:font-name="Liberation Serif" fo:font-size="10.5pt" officeooo:rsid="18ba4618" officeooo:paragraph-rsid="1a82e52e" style:font-size-asian="10.5pt" style:font-size-complex="10.5pt"/>
    </style:style>
    <style:style style:name="P82" style:family="paragraph" style:parent-style-name="Table_20_Contents">
      <style:paragraph-properties fo:text-align="start" style:justify-single-word="false"/>
      <style:text-properties style:use-window-font-color="true" loext:opacity="0%" style:font-name="Liberation Serif" fo:font-size="10.5pt" officeooo:rsid="0c389079" officeooo:paragraph-rsid="1a82e52e" style:font-size-asian="10.5pt" style:font-size-complex="10.5pt"/>
    </style:style>
    <style:style style:name="P83" style:family="paragraph" style:parent-style-name="Table_20_Contents">
      <style:paragraph-properties fo:text-align="start" style:justify-single-word="false"/>
      <style:text-properties style:use-window-font-color="true" loext:opacity="0%" style:font-name="Liberation Serif" fo:font-size="10.5pt" officeooo:rsid="0c389079" officeooo:paragraph-rsid="1a867205" style:font-size-asian="10.5pt" style:font-size-complex="10.5pt"/>
    </style:style>
    <style:style style:name="P84" style:family="paragraph" style:parent-style-name="Table_20_Contents">
      <style:paragraph-properties fo:text-align="start" style:justify-single-word="false"/>
      <style:text-properties style:use-window-font-color="true" loext:opacity="0%" style:font-name="Liberation Serif" fo:font-size="10.5pt" officeooo:rsid="1a4a9cc7" officeooo:paragraph-rsid="1aaaaece" style:font-size-asian="10.5pt" style:font-size-complex="10.5pt"/>
    </style:style>
    <style:style style:name="P85" style:family="paragraph" style:parent-style-name="Table_20_Contents">
      <style:paragraph-properties fo:text-align="start" style:justify-single-word="false"/>
      <style:text-properties fo:color="#000000" loext:opacity="100%" style:font-name="Liberation Serif" fo:font-size="10.5pt" fo:font-style="normal" fo:font-weight="normal" officeooo:rsid="1aaaaece" officeooo:paragraph-rsid="1aaaaece" style:font-size-asian="10.5pt" style:font-style-asian="normal" style:font-weight-asian="normal" style:font-size-complex="10.5pt" style:font-style-complex="normal" style:font-weight-complex="normal"/>
    </style:style>
    <style:style style:name="P86" style:family="paragraph" style:parent-style-name="Table_20_Contents">
      <style:paragraph-properties fo:text-align="start" style:justify-single-word="false"/>
      <style:text-properties style:font-name="Liberation Serif" fo:font-size="10.5pt" fo:font-style="italic" fo:font-weight="bold" officeooo:rsid="1a4a9cc7" officeooo:paragraph-rsid="1a874f26" style:font-size-asian="10.5pt" style:font-style-asian="italic" style:font-weight-asian="bold" style:font-size-complex="10.5pt" style:font-style-complex="italic" style:font-weight-complex="bold"/>
    </style:style>
    <style:style style:name="P87" style:family="paragraph" style:parent-style-name="Table_20_Contents">
      <style:paragraph-properties fo:text-align="start" style:justify-single-word="false"/>
      <style:text-properties style:use-window-font-color="true" loext:opacity="0%" style:font-name="Liberation Serif" fo:font-size="10.5pt" fo:font-style="normal" fo:font-weight="normal" officeooo:rsid="1a4a9cc7" officeooo:paragraph-rsid="1a82e52e" style:font-size-asian="10.5pt" style:font-style-asian="normal" style:font-weight-asian="normal" style:font-size-complex="10.5pt" style:font-style-complex="normal" style:font-weight-complex="normal"/>
    </style:style>
    <style:style style:name="P88" style:family="paragraph" style:parent-style-name="Standard">
      <style:text-properties fo:color="#ff0000" loext:opacity="100%" fo:font-size="10.5pt" fo:font-style="italic" officeooo:rsid="083753b4" officeooo:paragraph-rsid="1a82e52e" style:font-size-asian="10.5pt" style:font-style-asian="italic" style:font-size-complex="10.5pt" style:font-style-complex="italic"/>
    </style:style>
    <style:style style:name="P89" style:family="paragraph" style:parent-style-name="Standard">
      <style:text-properties style:use-window-font-color="true" loext:opacity="0%" fo:font-size="10.5pt" fo:font-style="normal" officeooo:rsid="1a3b31d3" officeooo:paragraph-rsid="1a82e52e" style:font-size-asian="10.5pt" style:font-style-asian="normal" style:font-size-complex="10.5pt" style:font-style-complex="normal"/>
    </style:style>
    <style:style style:name="P90" style:family="paragraph" style:parent-style-name="Standard">
      <style:text-properties fo:font-size="10.5pt" fo:font-style="italic" officeooo:rsid="083753b4" officeooo:paragraph-rsid="1a82e52e" style:font-size-asian="10.5pt" style:font-style-asian="italic" style:font-size-complex="10.5pt" style:font-style-complex="italic"/>
    </style:style>
    <style:style style:name="P91" style:family="paragraph" style:parent-style-name="Table_20_Contents">
      <style:text-properties style:use-window-font-color="true" loext:opacity="0%" style:font-name="Liberation Serif" fo:font-size="10.5pt" fo:font-style="normal" fo:font-weight="normal" officeooo:rsid="1a3b31d3" officeooo:paragraph-rsid="1a82e52e" style:font-size-asian="10.5pt" style:font-style-asian="normal" style:font-weight-asian="normal" style:font-size-complex="10.5pt" style:font-style-complex="normal" style:font-weight-complex="normal"/>
    </style:style>
    <style:style style:name="P92" style:family="paragraph" style:parent-style-name="Table_20_Contents">
      <style:paragraph-properties fo:text-align="start" style:justify-single-word="false"/>
      <style:text-properties style:font-name="Liberation Serif" fo:font-size="10.5pt" officeooo:rsid="0c389079" officeooo:paragraph-rsid="1a8b0701" style:font-size-asian="10.5pt" style:font-size-complex="10.5pt"/>
    </style:style>
    <style:style style:name="P93" style:family="paragraph" style:parent-style-name="Table_20_Contents">
      <style:paragraph-properties fo:text-align="start" style:justify-single-word="false"/>
      <style:text-properties fo:color="#000000" loext:opacity="100%" style:font-name="Liberation Serif" fo:font-size="10.5pt" fo:font-style="normal" fo:font-weight="normal" officeooo:rsid="1aaaaece" officeooo:paragraph-rsid="1a8b0701" style:font-size-asian="10.5pt" style:font-style-asian="normal" style:font-weight-asian="normal" style:font-size-complex="10.5pt" style:font-style-complex="normal" style:font-weight-complex="normal"/>
    </style:style>
    <style:style style:name="P94" style:family="paragraph" style:parent-style-name="Table_20_Contents">
      <style:paragraph-properties fo:text-align="start" style:justify-single-word="false"/>
      <style:text-properties style:font-name="Liberation Serif" fo:font-size="10.5pt" officeooo:rsid="0c389079" officeooo:paragraph-rsid="1a82e52e" style:font-size-asian="10.5pt" style:font-size-complex="10.5pt"/>
    </style:style>
    <style:style style:name="P95" style:family="paragraph" style:parent-style-name="Table_20_Contents">
      <style:paragraph-properties fo:text-align="start" style:justify-single-word="false"/>
      <style:text-properties fo:color="#000000" loext:opacity="100%" style:font-name="Liberation Serif" fo:font-size="10.5pt" fo:font-style="normal" fo:font-weight="normal" officeooo:rsid="1a8b0701" officeooo:paragraph-rsid="1a82e52e" style:font-size-asian="10.5pt" style:font-style-asian="normal" style:font-weight-asian="normal" style:font-size-complex="10.5pt" style:font-style-complex="normal" style:font-weight-complex="normal"/>
    </style:style>
    <style:style style:name="P96" style:family="paragraph" style:parent-style-name="Text_20_body">
      <style:text-properties officeooo:rsid="1aacbb95" officeooo:paragraph-rsid="1aacbb95"/>
    </style:style>
    <style:style style:name="P97" style:family="paragraph" style:parent-style-name="Heading_20_3">
      <style:text-properties officeooo:rsid="1a9a1c12" officeooo:paragraph-rsid="1a9a1c12"/>
    </style:style>
    <style:style style:name="P98" style:family="paragraph" style:parent-style-name="Text_20_body">
      <style:text-properties officeooo:rsid="1a9a1c12" officeooo:paragraph-rsid="1a9a1c12"/>
    </style:style>
    <style:style style:name="P99" style:family="paragraph" style:parent-style-name="Table_20_Contents">
      <style:text-properties style:font-name="Liberation Serif" fo:font-size="10.5pt" officeooo:rsid="1a9a1c12" officeooo:paragraph-rsid="1a9a1c12" style:font-size-asian="10.5pt" style:font-size-complex="10.5pt"/>
    </style:style>
    <style:style style:name="P100" style:family="paragraph" style:parent-style-name="Standard">
      <style:text-properties fo:font-size="10.5pt" officeooo:rsid="1a0cd3e4" officeooo:paragraph-rsid="1a9b1d5a" style:font-size-asian="10.5pt" style:font-size-complex="10.5pt"/>
    </style:style>
    <style:style style:name="P101" style:family="paragraph" style:parent-style-name="Text_20_body" style:list-style-name="L3"/>
    <style:style style:name="P102" style:family="paragraph" style:parent-style-name="Text_20_body">
      <style:text-properties fo:font-weight="bold" officeooo:rsid="1a9db9dd" officeooo:paragraph-rsid="1a9db9dd" style:font-weight-asian="bold" style:font-weight-complex="bold"/>
    </style:style>
    <style:style style:name="P103" style:family="paragraph" style:parent-style-name="Text_20_body">
      <style:text-properties fo:font-weight="normal" officeooo:rsid="1a9db9dd" officeooo:paragraph-rsid="1a9db9dd" style:font-weight-asian="normal" style:font-weight-complex="normal"/>
    </style:style>
    <style:style style:name="P104" style:family="paragraph" style:parent-style-name="Text_20_body" style:list-style-name="L3">
      <style:text-properties fo:font-weight="bold" officeooo:rsid="1a9ea2bb" officeooo:paragraph-rsid="1ab0545e" style:font-weight-asian="bold" style:font-weight-complex="bold"/>
    </style:style>
    <style:style style:name="P105" style:family="paragraph" style:parent-style-name="Text_20_body" style:list-style-name="L3">
      <style:text-properties fo:font-weight="bold" officeooo:rsid="1a9ea2bb" officeooo:paragraph-rsid="1ab21bbe" style:font-weight-asian="bold" style:font-weight-complex="bold"/>
    </style:style>
    <style:style style:name="P106" style:family="paragraph" style:parent-style-name="Text_20_body" style:list-style-name="L3">
      <style:text-properties fo:font-style="normal" fo:font-weight="normal" officeooo:rsid="1ad40aba" officeooo:paragraph-rsid="1ad40aba" style:font-style-asian="normal" style:font-weight-asian="normal" style:font-style-complex="normal" style:font-weight-complex="normal"/>
    </style:style>
    <style:style style:name="P107" style:family="paragraph" style:parent-style-name="Text_20_body" style:list-style-name="L3">
      <style:text-properties fo:font-weight="normal" officeooo:rsid="1aa19239" officeooo:paragraph-rsid="1ab2acc7" style:font-weight-asian="normal" style:font-weight-complex="normal"/>
    </style:style>
    <style:style style:name="P108" style:family="paragraph" style:parent-style-name="Text_20_body" style:list-style-name="L3">
      <style:text-properties fo:font-style="normal" fo:font-weight="normal" officeooo:rsid="1ad40aba" officeooo:paragraph-rsid="1ad8546b" style:font-style-asian="normal" style:font-weight-asian="normal" style:font-style-complex="normal" style:font-weight-complex="normal"/>
    </style:style>
    <style:style style:name="P109" style:family="paragraph" style:parent-style-name="Text_20_body" style:list-style-name="L3">
      <style:text-properties fo:font-weight="normal" officeooo:rsid="1aa19239" officeooo:paragraph-rsid="1ab64d63" style:font-weight-asian="normal" style:font-weight-complex="normal"/>
    </style:style>
    <style:style style:name="P110" style:family="paragraph" style:parent-style-name="Text_20_body" style:list-style-name="L3">
      <style:text-properties fo:font-weight="normal" officeooo:rsid="1aa2bacb" officeooo:paragraph-rsid="1acf9d97" style:font-weight-asian="normal" style:font-weight-complex="normal"/>
    </style:style>
    <style:style style:name="P111" style:family="paragraph" style:parent-style-name="Text_20_body">
      <style:text-properties fo:font-weight="bold" officeooo:rsid="1a9ea562" officeooo:paragraph-rsid="1a9ea562" style:font-weight-asian="bold" style:font-weight-complex="bold"/>
    </style:style>
    <style:style style:name="P112" style:family="paragraph" style:parent-style-name="Text_20_body">
      <style:text-properties fo:font-weight="normal" officeooo:rsid="1a9ea562" officeooo:paragraph-rsid="1a9ea562" style:font-weight-asian="normal" style:font-weight-complex="normal"/>
    </style:style>
    <style:style style:name="P113" style:family="paragraph" style:parent-style-name="Text_20_body" style:list-style-name="L3">
      <style:text-properties fo:font-weight="bold" officeooo:rsid="1a9ea2bb" officeooo:paragraph-rsid="1a9ea562" style:font-weight-asian="bold" style:font-weight-complex="bold"/>
    </style:style>
    <style:style style:name="P114" style:family="paragraph" style:parent-style-name="Text_20_body" style:list-style-name="L3">
      <style:text-properties fo:font-weight="normal" officeooo:rsid="1ad9baa5" officeooo:paragraph-rsid="1ad9baa5" style:font-weight-asian="normal" style:font-weight-complex="normal"/>
    </style:style>
    <style:style style:name="P115" style:family="paragraph" style:parent-style-name="Text_20_body" style:list-style-name="L3">
      <style:text-properties fo:font-weight="bold" officeooo:rsid="1a9ea2bb" officeooo:paragraph-rsid="1ada25dc" style:font-weight-asian="bold" style:font-weight-complex="bold"/>
    </style:style>
    <style:style style:name="P116" style:family="paragraph" style:parent-style-name="Text_20_body" style:list-style-name="L3">
      <style:text-properties fo:font-weight="bold" officeooo:rsid="1a9ea2bb" officeooo:paragraph-rsid="1adb2508" style:font-weight-asian="bold" style:font-weight-complex="bold"/>
    </style:style>
    <style:style style:name="P117" style:family="paragraph" style:parent-style-name="Heading_20_3">
      <style:text-properties officeooo:rsid="1a9fb352" officeooo:paragraph-rsid="1a9fb352"/>
    </style:style>
    <style:style style:name="P118" style:family="paragraph" style:parent-style-name="Text_20_body">
      <style:text-properties officeooo:rsid="1a9fb352" officeooo:paragraph-rsid="1a9fb352"/>
    </style:style>
    <style:style style:name="P119" style:family="paragraph" style:parent-style-name="Heading_20_3">
      <style:text-properties officeooo:rsid="1ae1469a" officeooo:paragraph-rsid="1ae1469a"/>
    </style:style>
    <style:style style:name="P120" style:family="paragraph" style:parent-style-name="Text_20_body">
      <style:text-properties fo:font-style="italic" officeooo:rsid="1ae1469a" officeooo:paragraph-rsid="1ae1469a" style:font-style-asian="italic" style:font-style-complex="italic"/>
    </style:style>
    <style:style style:name="P121" style:family="paragraph" style:parent-style-name="Text_20_body">
      <style:text-properties fo:font-style="normal" fo:font-weight="bold" officeooo:rsid="1ae1469a" officeooo:paragraph-rsid="1ae1469a" style:font-style-asian="normal" style:font-weight-asian="bold" style:font-style-complex="normal" style:font-weight-complex="bold"/>
    </style:style>
    <style:style style:name="P122" style:family="paragraph" style:parent-style-name="Text_20_body">
      <style:text-properties fo:font-style="normal" fo:font-weight="bold" officeooo:rsid="1ae1469a" officeooo:paragraph-rsid="1ae3f89d" style:font-style-asian="normal" style:font-weight-asian="bold" style:font-style-complex="normal" style:font-weight-complex="bold"/>
    </style:style>
    <style:style style:name="P123" style:family="paragraph" style:parent-style-name="Text_20_body">
      <style:text-properties fo:color="#ff0000" loext:opacity="100%" officeooo:rsid="19372ca3" officeooo:paragraph-rsid="1a1cc7a7"/>
    </style:style>
    <style:style style:name="T1" style:family="text">
      <style:text-properties style:use-window-font-color="true" loext:opacity="0%" style:font-name="Caudex" fo:font-size="22pt" style:text-underline-style="solid" style:text-underline-width="auto" style:text-underline-color="font-color" fo:font-weight="bold" officeooo:rsid="18739659" style:font-name-asian="Microsoft YaHei" style:font-size-asian="22pt" style:font-weight-asian="bold" style:font-name-complex="Lucida Sans" style:font-size-complex="22pt" style:font-weight-complex="bold"/>
    </style:style>
    <style:style style:name="T2" style:family="text">
      <style:text-properties style:use-window-font-color="true" loext:opacity="0%" style:font-name="Caudex" fo:font-size="22pt" style:text-underline-style="solid" style:text-underline-width="auto" style:text-underline-color="font-color" fo:font-weight="bold" style:font-name-asian="Microsoft YaHei" style:font-size-asian="22pt" style:font-weight-asian="bold" style:font-name-complex="Lucida Sans" style:font-size-complex="22pt" style:font-weight-complex="bold"/>
    </style:style>
    <style:style style:name="T3" style:family="text">
      <style:text-properties style:use-window-font-color="true" loext:opacity="0%" style:font-name="Liberation Serif" fo:font-size="10.5pt" fo:font-style="italic" fo:font-weight="normal" officeooo:rsid="19ee6ab1" style:font-name-asian="Microsoft YaHei" style:font-size-asian="10.5pt" style:font-style-asian="italic" style:font-weight-asian="normal" style:font-name-complex="Lucida Sans" style:font-size-complex="10.5pt"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19736296" style:font-style-asian="normal" style:font-style-complex="normal"/>
    </style:style>
    <style:style style:name="T6" style:family="text">
      <style:text-properties fo:font-style="normal" officeooo:rsid="19750890" style:font-style-asian="normal" style:font-style-complex="normal"/>
    </style:style>
    <style:style style:name="T7" style:family="text">
      <style:text-properties fo:font-style="normal" officeooo:rsid="19eebfb0" style:font-style-asian="normal" style:font-style-complex="normal"/>
    </style:style>
    <style:style style:name="T8" style:family="text">
      <style:text-properties fo:font-style="normal" officeooo:rsid="1a4888ba" style:font-style-asian="normal" style:font-style-complex="normal"/>
    </style:style>
    <style:style style:name="T9" style:family="text">
      <style:text-properties style:use-window-font-color="true" loext:opacity="0%" style:font-name="Liberation Serif" fo:font-size="10.5pt" fo:font-style="normal" fo:font-weight="normal" officeooo:rsid="19750890" style:font-size-asian="10.5pt" style:font-style-asian="normal" style:font-weight-asian="normal" style:font-size-complex="10.5pt" style:font-style-complex="normal" style:font-weight-complex="normal"/>
    </style:style>
    <style:style style:name="T10" style:family="text">
      <style:text-properties fo:font-style="normal" officeooo:rsid="08561ad7" style:font-style-asian="normal" style:font-style-complex="normal"/>
    </style:style>
    <style:style style:name="T11" style:family="text">
      <style:text-properties fo:font-style="normal" officeooo:rsid="07d8c451" style:font-style-asian="normal" style:font-style-complex="normal"/>
    </style:style>
    <style:style style:name="T12" style:family="text">
      <style:text-properties style:use-window-font-color="true" loext:opacity="0%" style:font-name="Liberation Serif" fo:font-size="10.5pt" fo:font-style="normal" fo:font-weight="normal" officeooo:rsid="19e2acf2" style:font-size-asian="10.5pt" style:font-style-asian="normal" style:font-weight-asian="normal" style:font-size-complex="10.5pt" style:font-style-complex="normal" style:font-weight-complex="normal"/>
    </style:style>
    <style:style style:name="T13" style:family="text">
      <style:text-properties officeooo:rsid="19eebfb0"/>
    </style:style>
    <style:style style:name="T14" style:family="text">
      <style:text-properties officeooo:rsid="19f8554d"/>
    </style:style>
    <style:style style:name="T15" style:family="text">
      <style:text-properties style:font-name="Liberation Serif" fo:font-size="10.5pt" fo:font-weight="normal" officeooo:rsid="19703e2d" style:font-size-asian="10.5pt" style:font-weight-asian="normal" style:font-size-complex="10.5pt" style:font-weight-complex="normal"/>
    </style:style>
    <style:style style:name="T16" style:family="text">
      <style:text-properties style:font-name="Liberation Serif" fo:font-size="10.5pt" fo:font-weight="normal" style:font-size-asian="10.5pt" style:font-weight-asian="normal" style:font-size-complex="10.5pt" style:font-weight-complex="normal"/>
    </style:style>
    <style:style style:name="T17" style:family="text">
      <style:text-properties style:font-name="Liberation Serif" fo:font-size="10.5pt" fo:font-weight="normal" officeooo:rsid="1a4888ba" style:font-size-asian="10.5pt" style:font-weight-asian="normal" style:font-size-complex="10.5pt" style:font-weight-complex="normal"/>
    </style:style>
    <style:style style:name="T18" style:family="text">
      <style:text-properties officeooo:rsid="1a3d770a"/>
    </style:style>
    <style:style style:name="T19" style:family="text">
      <style:text-properties officeooo:rsid="1a3de2eb"/>
    </style:style>
    <style:style style:name="T20" style:family="text">
      <style:text-properties officeooo:rsid="1a48ed17"/>
    </style:style>
    <style:style style:name="T21" style:family="text">
      <style:text-properties officeooo:rsid="1a3f4290"/>
    </style:style>
    <style:style style:name="T22" style:family="text">
      <style:text-properties officeooo:rsid="1a4088dd"/>
    </style:style>
    <style:style style:name="T23" style:family="text">
      <style:text-properties officeooo:rsid="1a40a191"/>
    </style:style>
    <style:style style:name="T24" style:family="text">
      <style:text-properties officeooo:rsid="1a43071a"/>
    </style:style>
    <style:style style:name="T25" style:family="text">
      <style:text-properties officeooo:rsid="1a40bebf"/>
    </style:style>
    <style:style style:name="T26" style:family="text">
      <style:text-properties officeooo:rsid="1a442b5a"/>
    </style:style>
    <style:style style:name="T27" style:family="text">
      <style:text-properties officeooo:rsid="1a44cbe8"/>
    </style:style>
    <style:style style:name="T28" style:family="text">
      <style:text-properties officeooo:rsid="1a4563ce"/>
    </style:style>
    <style:style style:name="T29" style:family="text">
      <style:text-properties officeooo:rsid="1a5cc737"/>
    </style:style>
    <style:style style:name="T30" style:family="text">
      <style:text-properties officeooo:rsid="1ae334f7"/>
    </style:style>
    <style:style style:name="T31" style:family="text">
      <style:text-properties officeooo:rsid="1a5e8ff3"/>
    </style:style>
    <style:style style:name="T32" style:family="text">
      <style:text-properties officeooo:rsid="1a5ecb97"/>
    </style:style>
    <style:style style:name="T33" style:family="text">
      <style:text-properties officeooo:rsid="1a4a9cc7"/>
    </style:style>
    <style:style style:name="T34" style:family="text">
      <style:text-properties fo:font-weight="bold" style:font-weight-asian="bold" style:font-weight-complex="bold"/>
    </style:style>
    <style:style style:name="T35" style:family="text">
      <style:text-properties officeooo:rsid="1a2bff9c"/>
    </style:style>
    <style:style style:name="T36" style:family="text">
      <style:text-properties style:use-window-font-color="true" loext:opacity="0%" fo:font-style="normal" fo:font-weight="normal" officeooo:rsid="149897a3" style:font-style-asian="normal" style:font-weight-asian="normal" style:font-style-complex="normal" style:font-weight-complex="normal"/>
    </style:style>
    <style:style style:name="T37" style:family="text">
      <style:text-properties style:use-window-font-color="true" loext:opacity="0%" fo:font-style="italic" fo:font-weight="bold" officeooo:rsid="149897a3" style:font-style-asian="italic" style:font-weight-asian="bold" style:font-style-complex="italic" style:font-weight-complex="bold"/>
    </style:style>
    <style:style style:name="T38" style:family="text">
      <style:text-properties style:use-window-font-color="true" loext:opacity="0%" fo:font-style="italic" fo:font-weight="bold" officeooo:rsid="1a4a9cc7" style:font-style-asian="italic" style:font-weight-asian="bold" style:font-style-complex="italic" style:font-weight-complex="bold"/>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officeooo:rsid="0d399c06" style:font-style-asian="italic" style:font-weight-asian="bold" style:font-style-complex="italic" style:font-weight-complex="bold"/>
    </style:style>
    <style:style style:name="T41" style:family="text">
      <style:text-properties style:use-window-font-color="true" loext:opacity="0%" officeooo:rsid="19d014ac"/>
    </style:style>
    <style:style style:name="T42" style:family="text">
      <style:text-properties style:use-window-font-color="true" loext:opacity="0%"/>
    </style:style>
    <style:style style:name="T43" style:family="text">
      <style:text-properties style:use-window-font-color="true" loext:opacity="0%" fo:font-style="normal" fo:font-weight="normal" style:font-style-asian="normal" style:font-weight-asian="normal" style:font-style-complex="normal" style:font-weight-complex="normal"/>
    </style:style>
    <style:style style:name="T44" style:family="text">
      <style:text-properties officeooo:rsid="1a4b5c6b"/>
    </style:style>
    <style:style style:name="T45" style:family="text">
      <style:text-properties officeooo:rsid="1a12d09a"/>
    </style:style>
    <style:style style:name="T46" style:family="text">
      <style:text-properties fo:font-style="italic" fo:font-weight="bold" officeooo:rsid="1a4b8301" style:font-style-asian="italic" style:font-weight-asian="bold" style:font-style-complex="italic" style:font-weight-complex="bold"/>
    </style:style>
    <style:style style:name="T47" style:family="text">
      <style:text-properties officeooo:rsid="1a4b8301"/>
    </style:style>
    <style:style style:name="T48" style:family="text">
      <style:text-properties fo:color="#000000" loext:opacity="100%" officeooo:rsid="1a4b8301"/>
    </style:style>
    <style:style style:name="T49" style:family="text">
      <style:text-properties fo:color="#000000" loext:opacity="100%" officeooo:rsid="1a4e875e"/>
    </style:style>
    <style:style style:name="T50" style:family="text">
      <style:text-properties fo:color="#000000" loext:opacity="100%" fo:font-style="italic" fo:font-weight="bold" officeooo:rsid="1a4b8301" style:font-style-asian="italic" style:font-weight-asian="bold" style:font-style-complex="italic" style:font-weight-complex="bold"/>
    </style:style>
    <style:style style:name="T51" style:family="text">
      <style:text-properties fo:color="#000000" loext:opacity="100%" fo:font-style="normal" fo:font-weight="normal" officeooo:rsid="1a4b8301" style:font-style-asian="normal" style:font-weight-asian="normal" style:font-style-complex="normal" style:font-weight-complex="normal"/>
    </style:style>
    <style:style style:name="T52" style:family="text">
      <style:text-properties style:use-window-font-color="true" loext:opacity="0%" fo:font-style="normal" officeooo:rsid="1a4f3319" style:font-style-asian="normal" style:font-style-complex="normal"/>
    </style:style>
    <style:style style:name="T53" style:family="text">
      <style:text-properties fo:color="#000000" loext:opacity="100%" fo:font-style="normal" officeooo:rsid="1a4eb5ff" style:font-style-asian="normal" style:font-style-complex="normal"/>
    </style:style>
    <style:style style:name="T54" style:family="text">
      <style:text-properties fo:color="#000000" loext:opacity="100%" fo:font-style="normal" officeooo:rsid="1a5008a2" style:font-style-asian="normal" style:font-style-complex="normal"/>
    </style:style>
    <style:style style:name="T55" style:family="text">
      <style:text-properties officeooo:rsid="1a62abd2"/>
    </style:style>
    <style:style style:name="T56" style:family="text">
      <style:text-properties officeooo:rsid="1a615590"/>
    </style:style>
    <style:style style:name="T57" style:family="text">
      <style:text-properties style:use-window-font-color="true" loext:opacity="0%" style:font-name="Caudex" fo:font-size="20pt" style:text-underline-style="none" fo:font-weight="bold" officeooo:rsid="1a56a4b6" style:font-name-asian="Microsoft YaHei" style:font-size-asian="20pt" style:font-weight-asian="bold" style:font-name-complex="Lucida Sans" style:font-size-complex="20pt" style:font-weight-complex="bold"/>
    </style:style>
    <style:style style:name="T58" style:family="text">
      <style:text-properties style:use-window-font-color="true" loext:opacity="0%" style:font-name="Caudex" fo:font-size="20pt" style:text-underline-style="none" fo:font-weight="bold" style:font-name-asian="Microsoft YaHei" style:font-size-asian="20pt" style:font-weight-asian="bold" style:font-name-complex="Lucida Sans" style:font-size-complex="20pt" style:font-weight-complex="bold"/>
    </style:style>
    <style:style style:name="T59" style:family="text">
      <style:text-properties style:use-window-font-color="true" loext:opacity="0%" style:font-name="Caudex" fo:font-size="20pt" style:text-underline-style="none" fo:font-weight="bold" officeooo:rsid="1a604446" style:font-name-asian="Microsoft YaHei" style:font-size-asian="20pt" style:font-weight-asian="bold" style:font-name-complex="Lucida Sans" style:font-size-complex="20pt" style:font-weight-complex="bold"/>
    </style:style>
    <style:style style:name="T60" style:family="text">
      <style:text-properties officeooo:rsid="1a63c564"/>
    </style:style>
    <style:style style:name="T61" style:family="text">
      <style:text-properties officeooo:rsid="1aba2429"/>
    </style:style>
    <style:style style:name="T62" style:family="text">
      <style:text-properties officeooo:rsid="1a919c26"/>
    </style:style>
    <style:style style:name="T63" style:family="text">
      <style:text-properties officeooo:rsid="1ab9e909"/>
    </style:style>
    <style:style style:name="T64" style:family="text">
      <style:text-properties officeooo:rsid="1a949026"/>
    </style:style>
    <style:style style:name="T65" style:family="text">
      <style:text-properties officeooo:rsid="1a930f19"/>
    </style:style>
    <style:style style:name="T66" style:family="text">
      <style:text-properties officeooo:rsid="1a646f6d"/>
    </style:style>
    <style:style style:name="T67" style:family="text">
      <style:text-properties officeooo:rsid="1a954323"/>
    </style:style>
    <style:style style:name="T68" style:family="text">
      <style:text-properties officeooo:rsid="1a65e745"/>
    </style:style>
    <style:style style:name="T69" style:family="text">
      <style:text-properties officeooo:rsid="1a68117b"/>
    </style:style>
    <style:style style:name="T70" style:family="text">
      <style:text-properties officeooo:rsid="1a67ddf3"/>
    </style:style>
    <style:style style:name="T71" style:family="text">
      <style:text-properties style:use-window-font-color="true" loext:opacity="0%" fo:font-size="10.5pt" fo:font-style="normal" officeooo:rsid="1a3b31d3" style:font-size-asian="10.5pt" style:font-style-asian="normal" style:font-size-complex="10.5pt" style:font-style-complex="normal"/>
    </style:style>
    <style:style style:name="T72" style:family="text">
      <style:text-properties officeooo:rsid="1a674ee5"/>
    </style:style>
    <style:style style:name="T73" style:family="text">
      <style:text-properties officeooo:rsid="1a686ce5"/>
    </style:style>
    <style:style style:name="T74" style:family="text">
      <style:text-properties style:use-window-font-color="true" loext:opacity="0%" fo:font-size="10.5pt" fo:font-style="normal" fo:font-weight="normal" officeooo:rsid="1ac372fb" style:font-size-asian="10.5pt" style:font-style-asian="normal" style:font-weight-asian="normal" style:font-size-complex="10.5pt" style:font-style-complex="normal" style:font-weight-complex="normal"/>
    </style:style>
    <style:style style:name="T75" style:family="text">
      <style:text-properties officeooo:rsid="1a73bc70"/>
    </style:style>
    <style:style style:name="T76" style:family="text">
      <style:text-properties officeooo:rsid="1a77399b"/>
    </style:style>
    <style:style style:name="T77" style:family="text">
      <style:text-properties officeooo:rsid="1a701cef"/>
    </style:style>
    <style:style style:name="T78" style:family="text">
      <style:text-properties officeooo:rsid="1a70fd1e"/>
    </style:style>
    <style:style style:name="T79" style:family="text">
      <style:text-properties officeooo:rsid="1a7226c5"/>
    </style:style>
    <style:style style:name="T80" style:family="text">
      <style:text-properties officeooo:rsid="1abe4114"/>
    </style:style>
    <style:style style:name="T81" style:family="text">
      <style:text-properties officeooo:rsid="1ac0ead4"/>
    </style:style>
    <style:style style:name="T82" style:family="text">
      <style:text-properties officeooo:rsid="1abe97b9"/>
    </style:style>
    <style:style style:name="T83" style:family="text">
      <style:text-properties officeooo:rsid="1a8527e3"/>
    </style:style>
    <style:style style:name="T84" style:family="text">
      <style:text-properties officeooo:rsid="1a85346f"/>
    </style:style>
    <style:style style:name="T85" style:family="text">
      <style:text-properties fo:font-weight="bold" officeooo:rsid="1a8527e3" style:font-weight-asian="bold" style:font-weight-complex="bold"/>
    </style:style>
    <style:style style:name="T86" style:family="text">
      <style:text-properties officeooo:rsid="1ac041f4"/>
    </style:style>
    <style:style style:name="T87" style:family="text">
      <style:text-properties officeooo:rsid="1acafa30"/>
    </style:style>
    <style:style style:name="T88" style:family="text">
      <style:text-properties officeooo:rsid="1abe3613"/>
    </style:style>
    <style:style style:name="T89" style:family="text">
      <style:text-properties officeooo:rsid="1accc099"/>
    </style:style>
    <style:style style:name="T90" style:family="text">
      <style:text-properties officeooo:rsid="1a7d0083"/>
    </style:style>
    <style:style style:name="T91" style:family="text">
      <style:text-properties officeooo:rsid="1abd12b6"/>
    </style:style>
    <style:style style:name="T92" style:family="text">
      <style:text-properties officeooo:rsid="1a6d13e9"/>
    </style:style>
    <style:style style:name="T93" style:family="text">
      <style:text-properties style:use-window-font-color="true" loext:opacity="0%" style:font-name="Liberation Serif" fo:font-size="10.5pt" fo:font-weight="bold" officeooo:rsid="0d3d757f" style:font-size-asian="10.5pt" style:font-weight-asian="bold" style:font-size-complex="10.5pt" style:font-weight-complex="bold"/>
    </style:style>
    <style:style style:name="T94" style:family="text">
      <style:text-properties style:use-window-font-color="true" loext:opacity="0%" style:font-name="Liberation Serif" fo:font-size="10.5pt" fo:font-weight="bold" officeooo:rsid="1a981045" style:font-size-asian="10.5pt" style:font-weight-asian="bold" style:font-size-complex="10.5pt" style:font-weight-complex="bold"/>
    </style:style>
    <style:style style:name="T95" style:family="text">
      <style:text-properties style:use-window-font-color="true" loext:opacity="0%" style:font-name="Liberation Serif" fo:font-size="10.5pt" fo:font-weight="bold" officeooo:rsid="00588a4f" style:font-size-asian="10.5pt" style:font-weight-asian="bold" style:font-size-complex="10.5pt" style:font-weight-complex="bold"/>
    </style:style>
    <style:style style:name="T96" style:family="text">
      <style:text-properties style:use-window-font-color="true" loext:opacity="0%" style:font-name="Liberation Serif" fo:font-size="10.5pt" fo:font-weight="bold" officeooo:rsid="0845041c" style:font-size-asian="10.5pt" style:font-weight-asian="bold" style:font-size-complex="10.5pt" style:font-weight-complex="bold"/>
    </style:style>
    <style:style style:name="T97" style:family="text">
      <style:text-properties style:use-window-font-color="true" loext:opacity="0%" style:font-name="Liberation Serif" fo:font-size="10.5pt" fo:font-weight="normal" officeooo:rsid="14136adb" style:font-size-asian="10.5pt" style:font-weight-asian="normal" style:font-size-complex="10.5pt" style:font-weight-complex="normal"/>
    </style:style>
    <style:style style:name="T98" style:family="text">
      <style:text-properties style:use-window-font-color="true" loext:opacity="0%" style:font-name="Liberation Serif" fo:font-size="10.5pt" fo:font-weight="normal" style:font-size-asian="10.5pt" style:font-weight-asian="normal" style:font-size-complex="10.5pt" style:font-weight-complex="normal"/>
    </style:style>
    <style:style style:name="T99" style:family="text">
      <style:text-properties style:use-window-font-color="true" loext:opacity="0%" style:font-name="Liberation Serif" fo:font-size="10.5pt" fo:font-weight="normal" officeooo:rsid="1a0cd3e4" style:font-size-asian="10.5pt" style:font-weight-asian="normal" style:font-size-complex="10.5pt" style:font-weight-complex="normal"/>
    </style:style>
    <style:style style:name="T100" style:family="text">
      <style:text-properties style:use-window-font-color="true" loext:opacity="0%" style:font-name="Liberation Serif" fo:font-size="10.5pt" fo:font-weight="normal" officeooo:rsid="1a7a9562" style:font-size-asian="10.5pt" style:font-weight-asian="normal" style:font-size-complex="10.5pt" style:font-weight-complex="normal"/>
    </style:style>
    <style:style style:name="T101" style:family="text">
      <style:text-properties style:use-window-font-color="true" loext:opacity="0%" style:font-name="Liberation Serif" fo:font-size="10.5pt" fo:font-weight="normal" officeooo:rsid="1a782bbe" style:font-size-asian="10.5pt" style:font-weight-asian="normal" style:font-size-complex="10.5pt" style:font-weight-complex="normal"/>
    </style:style>
    <style:style style:name="T102" style:family="text">
      <style:text-properties style:use-window-font-color="true" loext:opacity="0%" style:font-name="Liberation Serif" fo:font-size="10.5pt" fo:font-weight="normal" officeooo:rsid="1a78a80c" style:font-size-asian="10.5pt" style:font-weight-asian="normal" style:font-size-complex="10.5pt" style:font-weight-complex="normal"/>
    </style:style>
    <style:style style:name="T103" style:family="text">
      <style:text-properties style:use-window-font-color="true" loext:opacity="0%" style:font-name="Liberation Serif" fo:font-size="10.5pt" fo:font-weight="normal" officeooo:rsid="1a7b6c30" style:font-size-asian="10.5pt" style:font-weight-asian="normal" style:font-size-complex="10.5pt" style:font-weight-complex="normal"/>
    </style:style>
    <style:style style:name="T104" style:family="text">
      <style:text-properties style:use-window-font-color="true" loext:opacity="0%" style:font-name="Liberation Serif" fo:font-size="10.5pt" fo:font-weight="normal" officeooo:rsid="1a788a3f" style:font-size-asian="10.5pt" style:font-weight-asian="normal" style:font-size-complex="10.5pt" style:font-weight-complex="normal"/>
    </style:style>
    <style:style style:name="T105" style:family="text">
      <style:text-properties style:use-window-font-color="true" loext:opacity="0%" style:font-name="Liberation Serif" fo:font-size="10.5pt" fo:font-weight="normal" officeooo:rsid="1a0d20fe" style:font-size-asian="10.5pt" style:font-weight-asian="normal" style:font-size-complex="10.5pt" style:font-weight-complex="normal"/>
    </style:style>
    <style:style style:name="T106" style:family="text">
      <style:text-properties style:use-window-font-color="true" loext:opacity="0%" style:font-name="Liberation Serif" fo:font-size="10.5pt" fo:font-weight="normal" officeooo:rsid="1a0eaabd" style:font-size-asian="10.5pt" style:font-weight-asian="normal" style:font-size-complex="10.5pt" style:font-weight-complex="normal"/>
    </style:style>
    <style:style style:name="T107" style:family="text">
      <style:text-properties style:use-window-font-color="true" loext:opacity="0%" style:font-name="Liberation Serif" fo:font-size="10.5pt" fo:font-weight="normal" officeooo:rsid="1ab66faf" style:font-size-asian="10.5pt" style:font-weight-asian="normal" style:font-size-complex="10.5pt" style:font-weight-complex="normal"/>
    </style:style>
    <style:style style:name="T108" style:family="text">
      <style:text-properties style:use-window-font-color="true" loext:opacity="0%" style:font-name="Liberation Serif" fo:font-size="10.5pt" fo:font-weight="normal" officeooo:rsid="1ac83a3d" style:font-size-asian="10.5pt" style:font-weight-asian="normal" style:font-size-complex="10.5pt" style:font-weight-complex="normal"/>
    </style:style>
    <style:style style:name="T109" style:family="text">
      <style:text-properties style:use-window-font-color="true" loext:opacity="0%" style:font-name="Liberation Serif" fo:font-size="10.5pt" fo:font-weight="normal" officeooo:rsid="1ac8948c" style:font-size-asian="10.5pt" style:font-weight-asian="normal" style:font-size-complex="10.5pt" style:font-weight-complex="normal"/>
    </style:style>
    <style:style style:name="T110" style:family="text">
      <style:text-properties style:use-window-font-color="true" loext:opacity="0%" style:font-name="Liberation Serif" fo:font-size="10.5pt" fo:font-weight="normal" officeooo:rsid="1ac8f73f" style:font-size-asian="10.5pt" style:font-weight-asian="normal" style:font-size-complex="10.5pt" style:font-weight-complex="normal"/>
    </style:style>
    <style:style style:name="T111" style:family="text">
      <style:text-properties style:use-window-font-color="true" loext:opacity="0%" style:font-name="Liberation Serif" fo:font-size="10.5pt" fo:font-weight="normal" officeooo:rsid="1acafa30" style:font-size-asian="10.5pt" style:font-weight-asian="normal" style:font-size-complex="10.5pt" style:font-weight-complex="normal"/>
    </style:style>
    <style:style style:name="T112" style:family="text">
      <style:text-properties officeooo:rsid="1a80054b"/>
    </style:style>
    <style:style style:name="T113" style:family="text">
      <style:text-properties officeooo:rsid="1a8193af"/>
    </style:style>
    <style:style style:name="T114" style:family="text">
      <style:text-properties style:use-window-font-color="true" loext:opacity="0%" fo:font-style="italic" fo:font-weight="bold" officeooo:rsid="1a83ff2a" style:font-style-asian="italic" style:font-weight-asian="bold" style:font-style-complex="italic" style:font-weight-complex="bold"/>
    </style:style>
    <style:style style:name="T115" style:family="text">
      <style:text-properties fo:font-style="italic" fo:font-weight="bold" officeooo:rsid="1a867205" style:font-style-asian="italic" style:font-weight-asian="bold" style:font-style-complex="italic" style:font-weight-complex="bold"/>
    </style:style>
    <style:style style:name="T116" style:family="text">
      <style:text-properties officeooo:rsid="1a867205"/>
    </style:style>
    <style:style style:name="T117" style:family="text">
      <style:text-properties fo:color="#000000" loext:opacity="100%" fo:font-style="normal" fo:font-weight="normal" officeooo:rsid="1aaaaece" style:font-style-asian="normal" style:font-weight-asian="normal" style:font-style-complex="normal" style:font-weight-complex="normal"/>
    </style:style>
    <style:style style:name="T118" style:family="text">
      <style:text-properties style:use-window-font-color="true" loext:opacity="0%" officeooo:rsid="1a874f26"/>
    </style:style>
    <style:style style:name="T119" style:family="text">
      <style:text-properties style:use-window-font-color="true" loext:opacity="0%" fo:font-style="normal" fo:font-weight="normal" officeooo:rsid="1a867205" style:font-style-asian="normal" style:font-weight-asian="normal" style:font-style-complex="normal" style:font-weight-complex="normal"/>
    </style:style>
    <style:style style:name="T120" style:family="text">
      <style:text-properties fo:font-style="italic" fo:font-weight="bold" officeooo:rsid="1a874f26" style:font-style-asian="italic" style:font-weight-asian="bold" style:font-style-complex="italic" style:font-weight-complex="bold"/>
    </style:style>
    <style:style style:name="T121" style:family="text">
      <style:text-properties officeooo:rsid="1a874f26"/>
    </style:style>
    <style:style style:name="T122" style:family="text">
      <style:text-properties officeooo:rsid="1a89dc4e"/>
    </style:style>
    <style:style style:name="T123" style:family="text">
      <style:text-properties fo:font-style="italic" fo:font-weight="bold" officeooo:rsid="1a8b0701" style:font-style-asian="italic" style:font-weight-asian="bold" style:font-style-complex="italic" style:font-weight-complex="bold"/>
    </style:style>
    <style:style style:name="T124" style:family="text">
      <style:text-properties fo:color="#000000" loext:opacity="100%" fo:font-style="italic" fo:font-weight="bold" officeooo:rsid="1a8b0701" style:font-style-asian="italic" style:font-weight-asian="bold" style:font-style-complex="italic" style:font-weight-complex="bold"/>
    </style:style>
    <style:style style:name="T125" style:family="text">
      <style:text-properties fo:color="#000000" loext:opacity="100%" fo:font-style="normal" fo:font-weight="normal" officeooo:rsid="1a8b0701" style:font-style-asian="normal" style:font-weight-asian="normal" style:font-style-complex="normal" style:font-weight-complex="normal"/>
    </style:style>
    <style:style style:name="T126" style:family="text">
      <style:text-properties officeooo:rsid="1aa6e378"/>
    </style:style>
    <style:style style:name="T127" style:family="text">
      <style:text-properties officeooo:rsid="1aab856f"/>
    </style:style>
    <style:style style:name="T128" style:family="text">
      <style:text-properties officeooo:rsid="1aa8b702"/>
    </style:style>
    <style:style style:name="T129" style:family="text">
      <style:text-properties officeooo:rsid="1a8d1c36"/>
    </style:style>
    <style:style style:name="T130" style:family="text">
      <style:text-properties officeooo:rsid="1aae573f"/>
    </style:style>
    <style:style style:name="T131" style:family="text">
      <style:text-properties officeooo:rsid="1a9ce520"/>
    </style:style>
    <style:style style:name="T132" style:family="text">
      <style:text-properties officeooo:rsid="1a9d6ac9"/>
    </style:style>
    <style:style style:name="T133" style:family="text">
      <style:text-properties officeooo:rsid="1ad32a59"/>
    </style:style>
    <style:style style:name="T134" style:family="text">
      <style:text-properties fo:font-weight="normal" officeooo:rsid="1aa3b583" style:font-weight-asian="normal" style:font-weight-complex="normal"/>
    </style:style>
    <style:style style:name="T135" style:family="text">
      <style:text-properties fo:font-style="italic" fo:font-weight="normal" officeooo:rsid="1aa3b583" style:font-style-asian="italic" style:font-weight-asian="normal" style:font-style-complex="italic" style:font-weight-complex="normal"/>
    </style:style>
    <style:style style:name="T136" style:family="text">
      <style:text-properties fo:font-style="italic" fo:font-weight="normal" officeooo:rsid="1ab0545e" style:font-style-asian="italic" style:font-weight-asian="normal" style:font-style-complex="italic" style:font-weight-complex="normal"/>
    </style:style>
    <style:style style:name="T137" style:family="text">
      <style:text-properties fo:font-style="normal" fo:font-weight="normal" officeooo:rsid="1aa3b583" style:font-style-asian="normal" style:font-weight-asian="normal" style:font-style-complex="normal" style:font-weight-complex="normal"/>
    </style:style>
    <style:style style:name="T138" style:family="text">
      <style:text-properties fo:font-style="normal" fo:font-weight="normal" officeooo:rsid="1ab0545e" style:font-style-asian="normal" style:font-weight-asian="normal" style:font-style-complex="normal" style:font-weight-complex="normal"/>
    </style:style>
    <style:style style:name="T139" style:family="text">
      <style:text-properties fo:font-style="normal" fo:font-weight="normal" officeooo:rsid="1ad04193" style:font-style-asian="normal" style:font-weight-asian="normal" style:font-style-complex="normal" style:font-weight-complex="normal"/>
    </style:style>
    <style:style style:name="T140" style:family="text">
      <style:text-properties fo:font-weight="normal" style:font-weight-asian="normal" style:font-weight-complex="normal"/>
    </style:style>
    <style:style style:name="T141" style:family="text">
      <style:text-properties fo:font-style="normal" fo:font-weight="normal" officeooo:rsid="1ab21bbe" style:font-style-asian="normal" style:font-weight-asian="normal" style:font-style-complex="normal" style:font-weight-complex="normal"/>
    </style:style>
    <style:style style:name="T142" style:family="text">
      <style:text-properties fo:font-style="normal" fo:font-weight="normal" officeooo:rsid="1ab2acc7" style:font-style-asian="normal" style:font-weight-asian="normal" style:font-style-complex="normal" style:font-weight-complex="normal"/>
    </style:style>
    <style:style style:name="T143" style:family="text">
      <style:text-properties fo:font-weight="bold" officeooo:rsid="1ad5e70f" style:font-weight-asian="bold" style:font-weight-complex="bold"/>
    </style:style>
    <style:style style:name="T144" style:family="text">
      <style:text-properties officeooo:rsid="1ad5e70f"/>
    </style:style>
    <style:style style:name="T145" style:family="text">
      <style:text-properties officeooo:rsid="1ad6c766"/>
    </style:style>
    <style:style style:name="T146" style:family="text">
      <style:text-properties officeooo:rsid="1ad73dbc"/>
    </style:style>
    <style:style style:name="T147" style:family="text">
      <style:text-properties fo:font-weight="bold" officeooo:rsid="1aa5505c" style:font-weight-asian="bold" style:font-weight-complex="bold"/>
    </style:style>
    <style:style style:name="T148" style:family="text">
      <style:text-properties officeooo:rsid="1aa52e8a"/>
    </style:style>
    <style:style style:name="T149" style:family="text">
      <style:text-properties officeooo:rsid="1aa5505c"/>
    </style:style>
    <style:style style:name="T150" style:family="text">
      <style:text-properties fo:font-style="italic" officeooo:rsid="1aa3b583" style:font-style-asian="italic" style:font-style-complex="italic"/>
    </style:style>
    <style:style style:name="T151" style:family="text">
      <style:text-properties fo:font-style="italic" officeooo:rsid="1ab0545e" style:font-style-asian="italic" style:font-style-complex="italic"/>
    </style:style>
    <style:style style:name="T152" style:family="text">
      <style:text-properties fo:font-style="normal" officeooo:rsid="1ab2acc7" style:font-style-asian="normal" style:font-style-complex="normal"/>
    </style:style>
    <style:style style:name="T153" style:family="text">
      <style:text-properties fo:font-style="normal" officeooo:rsid="1aa3b583" style:font-style-asian="normal" style:font-style-complex="normal"/>
    </style:style>
    <style:style style:name="T154" style:family="text">
      <style:text-properties fo:font-style="normal" officeooo:rsid="1aa52e8a" style:font-style-asian="normal" style:font-style-complex="normal"/>
    </style:style>
    <style:style style:name="T155" style:family="text">
      <style:text-properties fo:font-style="normal" officeooo:rsid="1ad26c8b" style:font-style-asian="normal" style:font-style-complex="normal"/>
    </style:style>
    <style:style style:name="T156" style:family="text">
      <style:text-properties fo:font-style="normal" officeooo:rsid="1ad04193" style:font-style-asian="normal" style:font-style-complex="normal"/>
    </style:style>
    <style:style style:name="T157" style:family="text">
      <style:text-properties officeooo:rsid="1ad8546b"/>
    </style:style>
    <style:style style:name="T158" style:family="text">
      <style:text-properties fo:font-weight="bold" officeooo:rsid="1ab3bffc" style:font-weight-asian="bold" style:font-weight-complex="bold"/>
    </style:style>
    <style:style style:name="T159" style:family="text">
      <style:text-properties fo:font-weight="bold" officeooo:rsid="1ad32a59" style:font-weight-asian="bold" style:font-weight-complex="bold"/>
    </style:style>
    <style:style style:name="T160" style:family="text">
      <style:text-properties officeooo:rsid="1ab316dc"/>
    </style:style>
    <style:style style:name="T161" style:family="text">
      <style:text-properties officeooo:rsid="1ab4bcc0"/>
    </style:style>
    <style:style style:name="T162" style:family="text">
      <style:text-properties fo:font-style="normal" officeooo:rsid="1ab316dc" style:font-style-asian="normal" style:font-style-complex="normal"/>
    </style:style>
    <style:style style:name="T163" style:family="text">
      <style:text-properties fo:font-style="normal" officeooo:rsid="1ad071df" style:font-style-asian="normal" style:font-style-complex="normal"/>
    </style:style>
    <style:style style:name="T164" style:family="text">
      <style:text-properties fo:font-weight="bold" officeooo:rsid="1aa3b583" style:font-weight-asian="bold" style:font-weight-complex="bold"/>
    </style:style>
    <style:style style:name="T165" style:family="text">
      <style:text-properties officeooo:rsid="1acf9d97"/>
    </style:style>
    <style:style style:name="T166" style:family="text">
      <style:text-properties fo:font-style="normal" officeooo:rsid="1acf9d97" style:font-style-asian="normal" style:font-style-complex="normal"/>
    </style:style>
    <style:style style:name="T167" style:family="text">
      <style:text-properties fo:font-weight="normal" officeooo:rsid="1a9db9dd" style:font-weight-asian="normal" style:font-weight-complex="normal"/>
    </style:style>
    <style:style style:name="T168" style:family="text">
      <style:text-properties officeooo:rsid="1a9ec9b9"/>
    </style:style>
    <style:style style:name="T169" style:family="text">
      <style:text-properties officeooo:rsid="1ad9cebf"/>
    </style:style>
    <style:style style:name="T170" style:family="text">
      <style:text-properties fo:font-weight="normal" officeooo:rsid="1ad9baa5" style:font-weight-asian="normal" style:font-weight-complex="normal"/>
    </style:style>
    <style:style style:name="T171" style:family="text">
      <style:text-properties fo:font-weight="normal" officeooo:rsid="1adb0c1a" style:font-weight-asian="normal" style:font-weight-complex="normal"/>
    </style:style>
    <style:style style:name="T172" style:family="text">
      <style:text-properties fo:font-weight="normal" officeooo:rsid="1adf8665" style:font-weight-asian="normal" style:font-weight-complex="normal"/>
    </style:style>
    <style:style style:name="T173" style:family="text">
      <style:text-properties fo:font-weight="normal" officeooo:rsid="1adfb2c0" style:font-weight-asian="normal" style:font-weight-complex="normal"/>
    </style:style>
    <style:style style:name="T174" style:family="text">
      <style:text-properties fo:font-weight="normal" officeooo:rsid="1adb2508" style:font-weight-asian="normal" style:font-weight-complex="normal"/>
    </style:style>
    <style:style style:name="T175" style:family="text">
      <style:text-properties fo:font-weight="normal" officeooo:rsid="1add23d2" style:font-weight-asian="normal" style:font-weight-complex="normal"/>
    </style:style>
    <style:style style:name="T176" style:family="text">
      <style:text-properties fo:font-weight="normal" officeooo:rsid="1add8ab2" style:font-weight-asian="normal" style:font-weight-complex="normal"/>
    </style:style>
    <style:style style:name="T177" style:family="text">
      <style:text-properties fo:font-weight="normal" officeooo:rsid="1adc9ff6" style:font-weight-asian="normal" style:font-weight-complex="normal"/>
    </style:style>
    <style:style style:name="T178" style:family="text">
      <style:text-properties officeooo:rsid="1ae0da34"/>
    </style:style>
    <style:style style:name="T179" style:family="text">
      <style:text-properties fo:font-weight="normal" officeooo:rsid="1ae2669b" style:font-weight-asian="normal" style:font-weight-complex="normal"/>
    </style:style>
    <style:style style:name="T180" style:family="text">
      <style:text-properties fo:font-weight="normal" officeooo:rsid="1ae34ea5" style:font-weight-asian="normal" style:font-weight-complex="normal"/>
    </style:style>
    <style:style style:name="T181" style:family="text">
      <style:text-properties fo:font-weight="normal" officeooo:rsid="1ae4544f" style:font-weight-asian="normal" style:font-weight-complex="normal"/>
    </style:style>
    <style:style style:name="T182" style:family="text">
      <style:text-properties fo:font-weight="normal" officeooo:rsid="1ae3f89d" style:font-weight-asian="normal" style:font-weight-complex="normal"/>
    </style:style>
    <style:style style:name="T183" style:family="text">
      <style:text-properties fo:font-weight="normal" officeooo:rsid="1ae633a6" style:font-weight-asian="normal" style:font-weight-complex="normal"/>
    </style:style>
    <style:style style:name="T184" style:family="text">
      <style:text-properties fo:font-weight="normal" officeooo:rsid="1ae7f9b9" style:font-weight-asian="normal" style:font-weight-complex="normal"/>
    </style:style>
    <style:style style:name="T185" style:family="text">
      <style:text-properties fo:font-weight="normal" officeooo:rsid="1ae66114" style:font-weight-asian="normal" style:font-weight-complex="normal"/>
    </style:style>
    <style:style style:name="T186" style:family="text">
      <style:text-properties fo:font-weight="normal" officeooo:rsid="1af0e7a6" style:font-weight-asian="normal" style:font-weight-complex="normal"/>
    </style:style>
    <style:style style:name="T187" style:family="text">
      <style:text-properties fo:font-weight="normal" officeooo:rsid="1af08de7" style:font-weight-asian="normal" style:font-weight-complex="normal"/>
    </style:style>
    <style:style style:name="T188" style:family="text">
      <style:text-properties fo:font-weight="normal" officeooo:rsid="1ae9ee8c" style:font-weight-asian="normal" style:font-weight-complex="normal"/>
    </style:style>
    <style:style style:name="T189" style:family="text">
      <style:text-properties fo:font-weight="normal" officeooo:rsid="1aecf178" style:font-weight-asian="normal" style:font-weight-complex="normal"/>
    </style:style>
    <style:style style:name="T190" style:family="text">
      <style:text-properties fo:font-style="italic" officeooo:rsid="084caad1" style:font-style-asian="italic" style:font-style-complex="italic"/>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1" text:outline-level="1"><text:span text:style-name="T1">D</text:span><text:span text:style-name="T2">redging the Past</text:span></text:h>
        <text:p text:style-name="P2"><text:span text:style-name="T3">Dredging the Past</text:span><text:span text:style-name="T4"> is a </text:span><text:span text:style-name="T5">quest (a short, </text:span><text:span text:style-name="T6">not-full-level-length </text:span><text:span text:style-name="T5">adventure)</text:span><text:span text:style-name="T4"> set in </text:span><text:span text:style-name="T7">King</text:span><text:span text:style-name="T8">s</text:span><text:span text:style-name="T7">mire</text:span><text:span text:style-name="T4">. The </text:span><text:span text:style-name="T9">quest</text:span><text:span text:style-name="T4"> is designed for two to seven 1st-level </text:span><text:span text:style-name="T10">heroes</text:span><text:span text:style-name="T4"> and </text:span><text:span text:style-name="T11">grants</text:span><text:span text:style-name="T4"> </text:span><text:span text:style-name="T12">up to 6 Victories.</text:span></text:p>
        <text:h text:style-name="P3" text:outline-level="3"><text:span text:style-name="T13">Boggit</text:span> Boss, <text:span text:style-name="T14">Boggy </text:span><text:span text:style-name="T13">Bob</text:span></text:h>
        <text:p text:style-name="P4"><text:span text:style-name="T15">B</text:span><text:span text:style-name="T16">oggy Bob knows something the other leechfly ranchers don’t. If you want a healthy hive, there is simply no better home than a human corpse. The nutrients, the humidity, the soft and juicy meat flesh. It’s the perfect environment, and it’s what made Bob one of the top leechfly ranchers in all of King</text:span><text:span text:style-name="T17">s</text:span><text:span text:style-name="T16">mire. Bob has big plans, bigger than just stealing old goods from their holes on the outskirts of town. Bob has ambitions to get fresh material, and he’s raising a small army to do it.</text:span></text:p>
        <text:h text:style-name="P5" text:outline-level="2">Quest Hooks</text:h>
        <text:p text:style-name="P6">The following two scenes can be plugged in a campaign to hook the heroes into the quest.</text:p>
        <text:h text:style-name="P7" text:outline-level="3">The Noisy Luthier</text:h>
        <text:p text:style-name="P8">The luthier Reddings has been up to something very noisy in the small hours, every night. And it’s not musical. More like hammering and banging around, but with no obvious work being done on the small, two-floor wooden shop and home.</text:p>
        <text:list text:style-name="L1">
          <text:list-item>
            <text:p text:style-name="P9">“The luthier’s shoppe leans out over the road out of town. A sign hangs from the awning with a lute with two strings and a hand plucking both.”</text:p>
          </text:list-item>
          <text:list-item>
            <text:p text:style-name="P9">“Inside the shoppe, the owner is nowhere to be seen. A loud crashing sound and a deep hum permeates the ground, and something under a rug in the backroom rattles like a pot lid.”</text:p>
          </text:list-item>
        </text:list>
        <text:p text:style-name="P8">There’s a trapdoor in the back of the shoppe with a ladder that leads down into a small cave<text:span text:style-name="T18">rn. Reddings is down here working on some odd contraption. Reddings is friendly and eccentric. He immediately ropes the heroes into his work, asking them to pass him odd tools from various benches around the room.</text:span></text:p>
        <text:p text:style-name="P10">The contraption appears to be a <text:span text:style-name="T19">statue</text:span> of some kind, half torn apart, and half sunken into swamp muck. Reddings uncovered it only a week ago and has been tinkering with it. <text:span text:style-name="T19">A hero interested in the statue can make a hard </text:span><text:span text:style-name="T20">Reason</text:span><text:span text:style-name="T19"> test.</text:span></text:p>
        <text:p text:style-name="P11">Identify the <text:span text:style-name="T19">Statue</text:span>: <text:span text:style-name="T20">Reason</text:span><text:span text:style-name="T18"> Test</text:span></text:p>
        <table:table table:name="Table10" table:style-name="Table10">
          <table:table-column table:style-name="Table10.A"/>
          <table:table-column table:style-name="Table10.B"/>
          <table:table-row>
            <table:table-cell table:style-name="Table10.A1" office:value-type="string">
              <text:p text:style-name="P12">11-</text:p>
            </table:table-cell>
            <table:table-cell table:style-name="Table10.B1" office:value-type="string">
              <text:p text:style-name="P13">The hero believes the <text:span text:style-name="T21">statue</text:span> to be some kind of decorative element from an ancient culture.</text:p>
            </table:table-cell>
          </table:table-row>
          <table:table-row>
            <table:table-cell table:style-name="Table10.A2" office:value-type="string">
              <text:p text:style-name="P12">12-16</text:p>
            </table:table-cell>
            <table:table-cell table:style-name="Table10.B2" office:value-type="string">
              <text:p text:style-name="P14">The hero can tell the <text:span text:style-name="T21">statue</text:span> is meant to move in some way, but it’s not obvious what way that is, or how it can be motivated to do so.</text:p>
            </table:table-cell>
          </table:table-row>
          <table:table-row>
            <table:table-cell table:style-name="Table10.A2" office:value-type="string">
              <text:p text:style-name="P12">17+</text:p>
            </table:table-cell>
            <table:table-cell table:style-name="Table10.B2" office:value-type="string">
              <text:p text:style-name="P13">The hero can tell <text:span text:style-name="T22">the statue</text:span> is a<text:span text:style-name="T23">n ancient</text:span> golem powered by <text:span text:style-name="T24">something other than magic,</text:span> and it<text:span text:style-name="T25"> </text:span>needs <text:span text:style-name="T26">its </text:span>power source inserted into its flux chamber <text:span text:style-name="T27">to operate. </text:span><text:span text:style-name="T28">It also appears dangerous, especially near the head.</text:span></text:p>
            </table:table-cell>
          </table:table-row>
        </table:table>
        <text:p text:style-name="Text_20_body"/>
        <text:p text:style-name="P15">Reddings already knows what needs to happen to operate the golem, and he’s just finished the final step! He takes an odd, wooden, guitar-shaped lantern with a red glowing gem inside it and plugs the thing into the belly of the statue. Its eyes light up, its mouth opens, and a beam of hot plasma shoots out! Heroes nearby need to make an Agility test.</text:p>
        <text:p text:style-name="P16"><text:span text:style-name="T28">Dodge the Laser</text:span>: <text:span text:style-name="T28">Agility</text:span><text:span text:style-name="T18"> Test</text:span></text:p>
        <table:table table:name="Table11" table:style-name="Table11">
          <table:table-column table:style-name="Table11.A"/>
          <table:table-column table:style-name="Table11.B"/>
          <table:table-row>
            <table:table-cell table:style-name="Table11.A1" office:value-type="string">
              <text:p text:style-name="P17">11-</text:p>
            </table:table-cell>
            <table:table-cell table:style-name="Table11.B1" office:value-type="string">
              <text:p text:style-name="P18">The laser singes the hero as they duck out of the way. They take 8 fire damage.</text:p>
            </table:table-cell>
          </table:table-row>
          <table:table-row>
            <table:table-cell table:style-name="Table11.A2" office:value-type="string">
              <text:p text:style-name="P17">12-16</text:p>
            </table:table-cell>
            <table:table-cell table:style-name="Table11.B2" office:value-type="string">
              <text:p text:style-name="P19">The hero <text:span text:style-name="T28">dodges the laser, but feels the heat radiating off of it scorch them. They take 3 fire damage.</text:span></text:p>
            </table:table-cell>
          </table:table-row>
          <table:table-row>
            <table:table-cell table:style-name="Table11.A2" office:value-type="string">
              <text:p text:style-name="P17">17+</text:p>
            </table:table-cell>
            <table:table-cell table:style-name="Table11.B2" office:value-type="string">
              <text:p text:style-name="P19">The hero <text:span text:style-name="T28">gets completely clear of the laser in time and takes no damage.</text:span></text:p>
            </table:table-cell>
          </table:table-row>
        </table:table>
        <text:p text:style-name="P20"/>
        <text:p text:style-name="P21">Reddings has more plans. He eagerly provides the following information:</text:p>
        <text:list xml:id="list123503410" text:style-name="L2">
          <text:list-item>
            <text:p text:style-name="P22">“<text:span text:style-name="T20">Every musical bone in my body resonates when I’m playing down in this cave.”</text:span></text:p>
          </text:list-item>
          <text:list-item>
            <text:p text:style-name="P22">“<text:span text:style-name="T20">My buddy back in school studied magical leylines. I always said he should’ve been practicing instead!”</text:span></text:p>
          </text:list-item>
          <text:list-item>
            <text:p text:style-name="P22"><text:soft-page-break/>“<text:span text:style-name="T20">If I remember him right, there should be a </text:span><text:span text:style-name="T29">wizard’s </text:span><text:span text:style-name="T20">tower nearby </text:span><text:span text:style-name="T29">of</text:span><text:span text:style-name="T20"> </text:span><text:span text:style-name="T30">sonic</text:span><text:span text:style-name="T20"> magic. A tonal resonator!”</text:span></text:p>
          </text:list-item>
          <text:list-item>
            <text:p text:style-name="P22">“<text:span text:style-name="T20">Probably as old as this golem here and swallowed up by the swamp just the same. But this little device here could be the key to activate it!”</text:span></text:p>
          </text:list-item>
          <text:list-item>
            <text:p text:style-name="P23">“There’s a boggit camp east of here. They love to <text:span text:style-name="T31">hole up</text:span> in structures under the swamp. If you could go clear them out, find a place to stick this device and activate the tower, <text:span text:style-name="T32">and write down whatever happens,</text:span> I’d be mighty in your debt. I could make you quite an instrument, or do some research for you while you’re away. Whatever you like.”</text:p>
          </text:list-item>
        </text:list>
        <text:h text:style-name="P24" text:outline-level="3">Hive Husk Raid</text:h>
        <text:p text:style-name="P25">A boggit camp to the south run by Boggy Bob has been too successful in its breeding of leechflies in the corpses of men. The resulting hive husks escaped and mindlessly assault the town at night, with their boggit tenders in hot pursuit.</text:p>
        <text:list xml:id="list162650008766910" text:continue-numbering="true" text:style-name="L2">
          <text:list-item>
            <text:p text:style-name="P26">“<text:span text:style-name="T33">As you lay down, the quiet calm of the night is broken by a shriek from the edge of town and bells signaling an attack.”</text:span></text:p>
          </text:list-item>
          <text:list-item>
            <text:p text:style-name="P26">“<text:span text:style-name="T33">A group of militiamen run down the street, passing you. Undead follow them in a cloud of small bugs.”</text:span></text:p>
          </text:list-item>
        </text:list>
        <text:p text:style-name="P27"><text:span text:style-name="T34">Earn 1 Victory</text:span> for defeating all the enemies.</text:p>
        <table:table table:name="Table1" table:style-name="Table1">
          <table:table-column table:style-name="Table1.A"/>
          <table:table-column table:style-name="Table1.B"/>
          <table:table-row>
            <table:table-cell table:style-name="Table1.A1" office:value-type="string">
              <text:p text:style-name="P28"><text:span text:style-name="T35">P</text:span>arty Size</text:p>
            </table:table-cell>
            <table:table-cell table:style-name="Table1.B1" office:value-type="string">
              <text:p text:style-name="P29"><text:span text:style-name="T36">Malice –</text:span><text:span text:style-name="T37"> </text:span><text:span text:style-name="T38">Hive Husks</text:span></text:p>
              <text:p text:style-name="P30">Enemy Forces:</text:p>
            </table:table-cell>
          </table:table-row>
          <table:table-row>
            <table:table-cell table:style-name="Table1.A2" office:value-type="string">
              <text:p text:style-name="P31">2+</text:p>
            </table:table-cell>
            <table:table-cell table:style-name="Table1.B2" office:value-type="string">
              <text:p text:style-name="P32"><text:span text:style-name="T39">Squad </text:span><text:span text:style-name="T40">A</text:span><text:span text:style-name="T39">:</text:span> <text:span text:style-name="T33">6 Lumberers (m)</text:span></text:p>
              <text:p text:style-name="P33"><text:span text:style-name="T39">Squadless:</text:span> 2 Shambling Hives</text:p>
            </table:table-cell>
          </table:table-row>
          <table:table-row>
            <table:table-cell table:style-name="Table1.A2" office:value-type="string">
              <text:p text:style-name="P31">4+</text:p>
            </table:table-cell>
            <table:table-cell table:style-name="Table1.B2" office:value-type="string">
              <text:p text:style-name="P34"><text:span text:style-name="T41">S</text:span><text:span text:style-name="T42">quad B:</text:span><text:span text:style-name="T43"> 8 Lumberers (m)</text:span></text:p>
              <text:p text:style-name="P35"><text:span text:style-name="T39">Squad C:</text:span> 8 Masses of Limbs (m)</text:p>
            </table:table-cell>
          </table:table-row>
        </table:table>
        <text:p text:style-name="P36"/>
        <text:p text:style-name="P37">At the end of <text:span text:style-name="T44">the first round, the boggits arrive to reinforce the enemies.</text:span></text:p>
        <text:p text:style-name="P38"/>
        <table:table table:name="Table2" table:style-name="Table2">
          <table:table-column table:style-name="Table2.A"/>
          <table:table-column table:style-name="Table2.B"/>
          <table:table-row>
            <table:table-cell table:style-name="Table2.A1" office:value-type="string">
              <text:p text:style-name="P28"><text:span text:style-name="T35">P</text:span>arty Size</text:p>
            </table:table-cell>
            <table:table-cell table:style-name="Table2.B1" office:value-type="string">
              <text:p text:style-name="P39"><text:span text:style-name="T45">R</text:span>einforcements:</text:p>
            </table:table-cell>
          </table:table-row>
          <table:table-row>
            <table:table-cell table:style-name="Table2.A2" office:value-type="string">
              <text:p text:style-name="P31">2+</text:p>
            </table:table-cell>
            <table:table-cell table:style-name="Table2.B2" office:value-type="string">
              <text:p text:style-name="P40"><text:span text:style-name="T39">Squad</text:span><text:span text:style-name="T46"> D</text:span><text:span text:style-name="T39">:</text:span> <text:span text:style-name="T47">6</text:span><text:span text:style-name="T48"> Boggit Crooners </text:span><text:span text:style-name="T49">(m)</text:span></text:p>
            </table:table-cell>
          </table:table-row>
          <table:table-row>
            <table:table-cell table:style-name="Table2.A2" office:value-type="string">
              <text:p text:style-name="P31">4+</text:p>
            </table:table-cell>
            <table:table-cell table:style-name="Table2.B2" office:value-type="string">
              <text:p text:style-name="P41"><text:span text:style-name="T50">Squadless:</text:span><text:span text:style-name="T51"> 2 Boggit Reedwalkers</text:span></text:p>
            </table:table-cell>
          </table:table-row>
        </table:table>
        <text:p text:style-name="P42"/>
        <text:p text:style-name="P43"><text:span text:style-name="T52">If the h</text:span><text:span text:style-name="T53">eroes haven’t spoken with Re</text:span><text:span text:style-name="T54">d</text:span><text:span text:style-name="T53">dings yet, he seeks them out, anticipating that the boggit camp to the east (where he suspects the tower might be) will be more lightly guarded following the attack.</text:span></text:p>
        <text:p text:style-name="P44">If the heroes capture any boggits alive, they reveal the location of their leechfly ranch <text:span text:style-name="T55">and the name of its proprietor</text:span>, assuming any heroes can understand the Boggit’s language. The boggits do not know the purpose of the structure they’ve built their operation on the top of. <text:span text:style-name="T56">To them, it’s just a bit of convenient, stable ground.</text:span></text:p>
        <text:h text:style-name="P45" text:outline-level="2"><text:span text:style-name="T57">T</text:span><text:span text:style-name="T58">he </text:span><text:span text:style-name="T59">Sunken Tower</text:span></text:h>
        <text:p text:style-name="P46">An ancient wizard’s tower caps a leyline of <text:span text:style-name="T30">sonic</text:span> magic. The tower is sunken deep into the swamp, <text:span text:style-name="T60">in the middle of a deep and murky </text:span><text:span text:style-name="T61">lake</text:span>. Boggits have set up a camp on the piece of the tower that still sticks above the muck and reeds, and they have an operation of leechfly ranching down below in the damp-but-not-submerged cavities in the structure beneath.</text:p>
        <text:p text:style-name="P46">The heroes can learn the location from Reddings the luthier (see The Noisy Luthier), or by questioning a boggit after they raid a village (see Hive Husk Raid).</text:p>
        <text:p text:style-name="P47">This area uses the Sunken Tower map, to begin. <text:span text:style-name="T62">All water tiles are instead swamp muck.</text:span></text:p>
        <text:h text:style-name="P48" text:outline-level="3">Approaching the Tower</text:h>
        <text:p text:style-name="P49">The <text:span text:style-name="T63">lake</text:span> surrounding the tower is very small, less than <text:span text:style-name="T64">15</text:span><text:span text:style-name="T65"> squares</text:span> from the tower to the shore in any direction, but extremely deep, and near-pitch black. Swimming in the water, you can barely see your hand an inch below the surface. </text:p>
        <text:p text:style-name="P49">Boggits have posted up on top of the tower and along its edge, with platforms fastened together to make a kind of intertwining walkway and elevated camp.</text:p>
        <text:list text:continue-numbering="true" text:style-name="L2">
          <text:list-item>
            <text:p text:style-name="P50">“<text:span text:style-name="T66">The sunken structure is covered with Boggit structures of wood and huge lilypads cobbled together into shelter and elevated walkways. A kind of draw bridge hangs like a branch out over the east part of the camp, dipping into the </text:span><text:span text:style-name="T61">lake</text:span><text:span text:style-name="T66"> </text:span><text:span text:style-name="T67">near two-thirds</text:span><text:span text:style-name="T66"> of the way to shore.”</text:span></text:p>
          </text:list-item>
          <text:list-item>
            <text:p text:style-name="P51">“Two sentries with double-stringed bows watch the drawbridge, a small open jar sitting on the ground between them. One of them lashes their tongue out into the jar and back again just as quick.”</text:p>
          </text:list-item>
        </text:list>
        <text:p text:style-name="P52"><text:soft-page-break/>A hero attempting to swim across the thick muck of the <text:span text:style-name="T61">lake</text:span> can make a medium Might test.</text:p>
        <text:p text:style-name="P53">Swimming Across: Might Test<text:span text:style-name="T34"/></text:p>
        <table:table table:name="Table3" table:style-name="Table3">
          <table:table-column table:style-name="Table3.A"/>
          <table:table-column table:style-name="Table3.B"/>
          <table:table-row>
            <table:table-cell table:style-name="Table3.A1" office:value-type="string">
              <text:p text:style-name="P54">11-</text:p>
            </table:table-cell>
            <table:table-cell table:style-name="Table3.B1" office:value-type="string">
              <text:p text:style-name="P55">The <text:span text:style-name="T68">hero </text:span><text:span text:style-name="T69">barely</text:span><text:span text:style-name="T68"> keep</text:span><text:span text:style-name="T69">s</text:span><text:span text:style-name="T68"> their head up in the </text:span><text:span text:style-name="T61">lake</text:span><text:span text:style-name="T68">. </text:span><text:span text:style-name="T69">Th</text:span><text:span text:style-name="T68">e guards notice </text:span><text:span text:style-name="T69">and </text:span><text:span text:style-name="T70">croak</text:span><text:span text:style-name="T68"> the alarm.</text:span></text:p>
            </table:table-cell>
          </table:table-row>
          <table:table-row>
            <table:table-cell table:style-name="Table3.A2" office:value-type="string">
              <text:p text:style-name="P54">12-16</text:p>
            </table:table-cell>
            <table:table-cell table:style-name="Table3.B2" office:value-type="string">
              <text:p text:style-name="P56">The hero <text:span text:style-name="T68">clears the </text:span><text:span text:style-name="T61">lake</text:span><text:span text:style-name="T68"> and reaches the structure without anyone noticing.</text:span></text:p>
            </table:table-cell>
          </table:table-row>
          <table:table-row>
            <table:table-cell table:style-name="Table3.A2" office:value-type="string">
              <text:p text:style-name="P54">17+</text:p>
            </table:table-cell>
            <table:table-cell table:style-name="Table3.B2" office:value-type="string">
              <text:p text:style-name="P56">The hero <text:span text:style-name="T68">clears the </text:span><text:span text:style-name="T61">lake</text:span><text:span text:style-name="T68"> and reaches the structure with no problem. Other heroes who want to join link arms, hold on, and are dragged across the </text:span><text:span text:style-name="T61">lake</text:span><text:span text:style-name="T68"> in a train.</text:span></text:p>
            </table:table-cell>
          </table:table-row>
        </table:table>
        <text:p text:style-name="P57"/>
        <text:p text:style-name="P58"><text:span text:style-name="T71">A </text:span>hero who wants to pose as a patron or boggit hero who wants to pose as a new hire can make a medium Presence test while talking to the sentries. This test has an edge if they have some hive honey to offer the sentries.</text:p>
        <text:p text:style-name="P59"><text:span text:style-name="T72">Lie to the Boggits</text:span>: <text:span text:style-name="T72">Presence</text:span> Test</text:p>
        <table:table table:name="Table12" table:style-name="Table12">
          <table:table-column table:style-name="Table12.A"/>
          <table:table-column table:style-name="Table12.B"/>
          <table:table-row>
            <table:table-cell table:style-name="Table12.A1" office:value-type="string">
              <text:p text:style-name="P60">11-</text:p>
            </table:table-cell>
            <table:table-cell table:style-name="Table12.B1" office:value-type="string">
              <text:p text:style-name="P61">The <text:span text:style-name="T68">hero </text:span><text:span text:style-name="T70">is unconvincing and the sentries attack and croak the alarm.</text:span></text:p>
            </table:table-cell>
          </table:table-row>
          <table:table-row>
            <table:table-cell table:style-name="Table12.A2" office:value-type="string">
              <text:p text:style-name="P60">12-16</text:p>
            </table:table-cell>
            <table:table-cell table:style-name="Table12.B2" office:value-type="string">
              <text:p text:style-name="P62">The hero <text:span text:style-name="T73">is convincing and they are asked to wait while the one of the sentries dives down to get the boss.</text:span></text:p>
            </table:table-cell>
          </table:table-row>
          <table:table-row>
            <table:table-cell table:style-name="Table12.A2" office:value-type="string">
              <text:p text:style-name="P60">17+</text:p>
            </table:table-cell>
            <table:table-cell table:style-name="Table12.B2" office:value-type="string">
              <text:p text:style-name="P63">The hero is trusted, and both boggit sentries dive down into the muck to get the boss. </text:p>
            </table:table-cell>
          </table:table-row>
        </table:table>
        <text:p text:style-name="P64"/>
        <text:p text:style-name="P65"><text:span text:style-name="T74">N</text:span>o matter how the heroes get on or close to the structure in the center of the <text:span text:style-name="T61">lake</text:span>, they can easily spot a raised circular stone platform in the center.</text:p>
        <text:list text:continue-numbering="true" text:style-name="L2">
          <text:list-item>
            <text:p text:style-name="P66">“<text:span text:style-name="T75">An ornate stone dais is perched on a circular stone platform among the boggits’ camp. </text:span><text:span text:style-name="T76">It</text:span><text:span text:style-name="T75"> appears to have</text:span><text:span text:style-name="T77"> a receptacle that looks </text:span><text:span text:style-name="T78">the </text:span><text:span text:style-name="T77">appropriate </text:span><text:span text:style-name="T78">size and shape for </text:span><text:span text:style-name="T77">Reddings’ </text:span><text:span text:style-name="T79">device</text:span><text:span text:style-name="T77">.”</text:span></text:p>
          </text:list-item>
        </text:list>
        <text:h text:style-name="P67" text:outline-level="3">Croaking the Alarm and the Boss</text:h>
        <text:p text:style-name="P68">If any boggits croak the alarm, all boggits outside immediately spring into combat with the heroes. Begin the <text:span text:style-name="T80">combat</text:span> encounter “<text:span text:style-name="T80">Draining the Tower</text:span>.”</text:p>
        <text:p text:style-name="P69">If the boss of the boggits, Boggy Bob, arrives on friendly terms, it’s not for long. Bob is paranoid and very observant and thinks anyone new is an undercover competitor here to sabotage his operation. B<text:span text:style-name="T81">ob will use his Signature Action targeting a hero as soon as he can, b</text:span>egin<text:span text:style-name="T81">ning</text:span> the <text:span text:style-name="T82">combat</text:span> encounter “<text:span text:style-name="T80">Draining the Tower</text:span>,” but with Boggy Bob <text:span text:style-name="T83">(</text:span><text:span text:style-name="T84">a </text:span><text:span text:style-name="T85">boggit hivemancer</text:span><text:span text:style-name="T83">)</text:span> as an additional unit <text:span text:style-name="T86">at the beginning of the fight. </text:span><text:span text:style-name="T81">If combat begins in this way, the heroes are surprised.</text:span></text:p>
        <text:h text:style-name="P70" text:outline-level="3">Inserting <text:span text:style-name="T87">Reddings’</text:span> <text:span text:style-name="T88">Device</text:span></text:h>
        <text:p text:style-name="P71">When Reddings’ device is inserted in<text:span text:style-name="T89">to</text:span> the receptacle on the dais, muffled bells begin to ring, and a strange magic force field encompasses the lake, <text:span text:style-name="T61">preventing any creature from passing through.</text:span></text:p>
        <text:list xml:id="list3820320654" text:style-name="L3">
          <text:list-item>
            <text:p text:style-name="P72">Any <text:span text:style-name="T90">creature</text:span> can place the <text:span text:style-name="T90">device</text:span> <text:span text:style-name="T90">in</text:span> the receptacle <text:span text:style-name="T90">or remove it from the receptacle </text:span>as a maneuver when they are adjacent the <text:span text:style-name="T90">dais</text:span>.</text:p>
          </text:list-item>
          <text:list-item>
            <text:p text:style-name="P73">Out of combat, if the device is out of the receptacle for at least 10 minutes, the force field disappears and the lake refills.</text:p>
          </text:list-item>
        </text:list>
        <text:p text:style-name="P74">When the device is put in the receptacle and the pealing of the bells begins, <text:span text:style-name="T91">if combat hasn’t yet begun, it begins and all boggits are surprised.</text:span></text:p>
        <text:h text:style-name="P75" text:outline-level="3"><text:span text:style-name="T92">Encounter: </text:span><text:span text:style-name="T88">Draining the Tower</text:span></text:h>
        <text:p text:style-name="P76"><text:span text:style-name="T93">Earn </text:span><text:span text:style-name="T94">2</text:span><text:span text:style-name="T95"> </text:span><text:span text:style-name="T96">Victor</text:span><text:span text:style-name="T94">ies</text:span><text:span text:style-name="T97"> </text:span><text:span text:style-name="T98">for </text:span><text:span text:style-name="T99">keeping the enemies away from the </text:span><text:span text:style-name="T100">dais with the device in it</text:span><text:span text:style-name="T99"> for </text:span><text:span text:style-name="T101">a number of </text:span><text:span text:style-name="T102">hero</text:span><text:span text:style-name="T103">es’</text:span><text:span text:style-name="T102"> </text:span><text:span text:style-name="T104">turns</text:span><text:span text:style-name="T101"> equal to</text:span><text:span text:style-name="T105"> </text:span><text:span text:style-name="T106">(# of heroes – 1) * 3</text:span><text:span text:style-name="T105">, </text:span><text:span text:style-name="T107">until the bells stop ringing. </text:span><text:span text:style-name="T108">Once the bells stop ringing, the force field dissipates, </text:span><text:span text:style-name="T109">even with the device still in the receptacle </text:span><text:span text:style-name="T110">(see “Inserting </text:span><text:span text:style-name="T111">Reddings’</text:span><text:span text:style-name="T110"> Device”).</text:span></text:p>
        <text:list xml:id="list162650789914834" text:continue-numbering="true" text:style-name="L3">
          <text:list-item>
            <text:p text:style-name="P77">Killing or force moving a creature <text:span text:style-name="T112">that has</text:span> the device allows you to freely take the device <text:span text:style-name="T113">from that creature.</text:span></text:p>
          </text:list-item>
        </text:list>
        <table:table table:name="Table13" table:style-name="Table13">
          <table:table-column table:style-name="Table13.A"/>
          <table:table-column table:style-name="Table13.B"/>
          <table:table-row>
            <table:table-cell table:style-name="Table13.A1" office:value-type="string">
              <text:p text:style-name="P78"><text:span text:style-name="T35">P</text:span>arty Size</text:p>
            </table:table-cell>
            <table:table-cell table:style-name="Table13.B1" office:value-type="string">
              <text:p text:style-name="P79"><text:span text:style-name="T36">Malice –</text:span><text:span text:style-name="T37"> </text:span><text:span text:style-name="T114">Boggits</text:span></text:p>
              <text:p text:style-name="P80">Enemy Forces:</text:p>
            </table:table-cell>
          </table:table-row>
          <table:table-row>
            <table:table-cell table:style-name="Table13.A2" office:value-type="string">
              <text:p text:style-name="P81">2+</text:p>
            </table:table-cell>
            <table:table-cell table:style-name="Table13.B2" office:value-type="string">
              <text:p text:style-name="P82"><text:span text:style-name="T39">S</text:span><text:span text:style-name="T115">entry A</text:span><text:span text:style-name="T39">:</text:span> <text:span text:style-name="T116">1 Boggit Spearfisher</text:span></text:p>
              <text:p text:style-name="P83"><text:span text:style-name="T39">S</text:span><text:span text:style-name="T115">entry B</text:span><text:span text:style-name="T39">:</text:span> <text:span text:style-name="T116">1 Boggit Spearfisher</text:span></text:p>
              <text:p text:style-name="P84"><text:span text:style-name="T115">Squad C</text:span><text:span text:style-name="T39">:</text:span> <text:span text:style-name="T116">8 Boggit Crooners (m)</text:span><text:span text:style-name="T51"> </text:span><text:span text:style-name="T117">+</text:span></text:p>
              <text:p text:style-name="P85"><text:s text:c="19"/>*Boggy Bob (capn)</text:p>
            </table:table-cell>
          </table:table-row>
          <table:table-row>
            <table:table-cell table:style-name="Table13.A2" office:value-type="string">
              <text:p text:style-name="P81">4+</text:p>
            </table:table-cell>
            <table:table-cell table:style-name="Table13.B2" office:value-type="string">
              <text:p text:style-name="P86"><text:span text:style-name="T41">S</text:span><text:span text:style-name="T42">quad </text:span><text:span text:style-name="T118">D</text:span><text:span text:style-name="T42">:</text:span><text:span text:style-name="T43"> 8 </text:span><text:span text:style-name="T119">Boggit Crooners (m)</text:span></text:p>
              <text:p text:style-name="P87"><text:span text:style-name="T39">Squad</text:span><text:span text:style-name="T120">less</text:span><text:span text:style-name="T39">:</text:span> <text:span text:style-name="T121">1 Boggit Reedwalker</text:span></text:p>
            </table:table-cell>
          </table:table-row>
        </table:table>
        <text:p text:style-name="P88"/>
        <text:p text:style-name="P89">At the end of <text:span text:style-name="T122">every odd-numbered round</text:span><text:span text:style-name="T44">, </text:span><text:span text:style-name="T122">more</text:span><text:span text:style-name="T44"> boggits arrive to reinforce the enemies.</text:span></text:p>
        <text:p text:style-name="P89"/>
        <text:p text:style-name="P89"/>
        <text:p text:style-name="P90"/>
        <table:table table:name="Table14" table:style-name="Table14">
          <table:table-column table:style-name="Table14.A"/>
          <table:table-column table:style-name="Table14.B"/>
          <text:soft-page-break/>
          <table:table-row>
            <table:table-cell table:style-name="Table14.A1" office:value-type="string">
              <text:p text:style-name="P78"><text:span text:style-name="T35">P</text:span>arty Size</text:p>
            </table:table-cell>
            <table:table-cell table:style-name="Table14.B1" office:value-type="string">
              <text:p text:style-name="P91"><text:span text:style-name="T45">R</text:span>einforcements:</text:p>
            </table:table-cell>
          </table:table-row>
          <table:table-row>
            <table:table-cell table:style-name="Table14.A2" office:value-type="string">
              <text:p text:style-name="P81">2+</text:p>
            </table:table-cell>
            <table:table-cell table:style-name="Table14.B2" office:value-type="string">
              <text:p text:style-name="P92"><text:span text:style-name="T39">Squad</text:span><text:span text:style-name="T123">less</text:span><text:span text:style-name="T39">:</text:span> <text:span text:style-name="T51">2 Boggit Reedwalkers </text:span><text:span text:style-name="T117">+</text:span></text:p>
              <text:p text:style-name="P93"><text:s text:c="21"/>*Boggy Bob</text:p>
            </table:table-cell>
          </table:table-row>
          <table:table-row>
            <table:table-cell table:style-name="Table14.A2" office:value-type="string">
              <text:p text:style-name="P81">4+</text:p>
            </table:table-cell>
            <table:table-cell table:style-name="Table14.B2" office:value-type="string">
              <text:p text:style-name="P94"><text:span text:style-name="T50">Squad </text:span><text:span text:style-name="T124">R</text:span><text:span text:style-name="T50">:</text:span><text:span text:style-name="T51"> </text:span><text:span text:style-name="T125">1</text:span><text:span text:style-name="T51"> Boggit </text:span><text:span text:style-name="T125">Spearfisher (capn)</text:span></text:p>
              <text:p text:style-name="P95"><text:s text:c="13"/>+ 8 Boggit Crooners (m)</text:p>
            </table:table-cell>
          </table:table-row>
        </table:table>
        <text:p text:style-name="P90"/>
        <text:p text:style-name="Text_20_body">Boggy Bob is a <text:span text:style-name="T34">boggit hivemancer</text:span>. <text:span text:style-name="T126">He either begins as the captain of Squad C when the encounter starts, or joins with the </text:span><text:span text:style-name="T127">second</text:span><text:span text:style-name="T126"> wave of reinforcements </text:span><text:span text:style-name="T127">(at the end of the 3rd round)</text:span><text:span text:style-name="T126"> </text:span><text:span text:style-name="T128">alongside the Reedwalkers.</text:span></text:p>
        <text:p text:style-name="Text_20_body">When a hero’s turn ends and the <text:span text:style-name="T129">device has been in the receptacle a number of turn equal to</text:span> (# of heroes – 1) * <text:span text:style-name="T129">2, the </text:span><text:span text:style-name="T61">lake</text:span><text:span text:style-name="T129"> drains enough to expose the next floor of the tower. Change maps to Sunken Tower Drained. </text:span></text:p>
        <text:p text:style-name="P96">Three large brass bells hang inside stone arches on three corners of the tower after it has drained. When a <text:span text:style-name="T130">creature deals </text:span><text:span text:style-name="T30">sonic</text:span><text:span text:style-name="T130"> damage in the encounter</text:span>, all <text:span text:style-name="T130">creatures</text:span> within 3 squares of each bell take 4 sound damage <text:span text:style-name="T130">as the bells resonate.</text:span></text:p>
        <text:h text:style-name="P97" text:outline-level="3">We’ve Woken the Hive</text:h>
        <text:p text:style-name="P98">Hive husks flood out of the drained tower. Dozens, then hundreds, maybe thousands of corpses stumble out of the structure, buzzing as a choir and seeking any and all threats to the colony – threats like the heroes!</text:p>
        <text:p text:style-name="P98">The heroes must escape the tide of undead and navigate the swamp to get far enough away from the hive and return to safety. The Escape the Hive Test Difficulty table shows this montage test’s success and failure limit based on the number of heroes in the test.</text:p>
        <table:table table:name="Table4" table:style-name="Table4">
          <table:table-column table:style-name="Table4.A"/>
          <table:table-column table:style-name="Table4.B"/>
          <table:table-column table:style-name="Table4.C"/>
          <table:table-row>
            <table:table-cell table:style-name="Table4.A1" office:value-type="string">
              <text:p text:style-name="P99">Heroes</text:p>
            </table:table-cell>
            <table:table-cell table:style-name="Table4.A1" office:value-type="string">
              <text:p text:style-name="P99">Success Limit</text:p>
            </table:table-cell>
            <table:table-cell table:style-name="Table4.C1" office:value-type="string">
              <text:p text:style-name="P99">Failure Limit</text:p>
            </table:table-cell>
          </table:table-row>
          <table:table-row>
            <table:table-cell table:style-name="Table4.A2" office:value-type="string">
              <text:p text:style-name="P99">3</text:p>
            </table:table-cell>
            <table:table-cell table:style-name="Table4.A2" office:value-type="string">
              <text:p text:style-name="P99">4</text:p>
            </table:table-cell>
            <table:table-cell table:style-name="Table4.C2" office:value-type="string">
              <text:p text:style-name="P99">3</text:p>
            </table:table-cell>
          </table:table-row>
          <table:table-row>
            <table:table-cell table:style-name="Table4.A2" office:value-type="string">
              <text:p text:style-name="P99">4</text:p>
            </table:table-cell>
            <table:table-cell table:style-name="Table4.A2" office:value-type="string">
              <text:p text:style-name="P99">5</text:p>
            </table:table-cell>
            <table:table-cell table:style-name="Table4.C2" office:value-type="string">
              <text:p text:style-name="P99">3</text:p>
            </table:table-cell>
          </table:table-row>
          <table:table-row>
            <table:table-cell table:style-name="Table4.A2" office:value-type="string">
              <text:p text:style-name="P99">5</text:p>
            </table:table-cell>
            <table:table-cell table:style-name="Table4.A2" office:value-type="string">
              <text:p text:style-name="P99">5</text:p>
            </table:table-cell>
            <table:table-cell table:style-name="Table4.C2" office:value-type="string">
              <text:p text:style-name="P99">4</text:p>
            </table:table-cell>
          </table:table-row>
          <table:table-row>
            <table:table-cell table:style-name="Table4.A2" office:value-type="string">
              <text:p text:style-name="P99">6</text:p>
            </table:table-cell>
            <table:table-cell table:style-name="Table4.A2" office:value-type="string">
              <text:p text:style-name="P99">6</text:p>
            </table:table-cell>
            <table:table-cell table:style-name="Table4.C2" office:value-type="string">
              <text:p text:style-name="P99">4</text:p>
            </table:table-cell>
          </table:table-row>
        </table:table>
        <text:p text:style-name="P100"/>
        <text:p text:style-name="Text_20_body">When this montage test begins, provide the following information:</text:p>
        <text:list text:continue-numbering="true" text:style-name="L3">
          <text:list-item>
            <text:p text:style-name="P101">“<text:span text:style-name="T131">Corpses of humans, polders, and boggits in various states of decomposition lurch after you surrounded by a cloud of flies, buzzing like a thunderstorm.”</text:span></text:p>
          </text:list-item>
          <text:list-item>
            <text:p text:style-name="P101">“<text:span text:style-name="T131">In every direction from the </text:span><text:span text:style-name="T61">lake</text:span><text:span text:style-name="T131"> with the tower is terrain both swampy and treacherous. </text:span><text:span text:style-name="T132">Running through such ground would be dangerous alone, let alone with a horde of undead hot on your trail.</text:span><text:span text:style-name="T131">”</text:span></text:p>
          </text:list-item>
        </text:list>
        <text:p text:style-name="P102">Montage Challenges</text:p>
        <text:p text:style-name="P103">The following challenges can be part of the montage test:</text:p>
        <text:list text:continue-numbering="true" text:style-name="L3">
          <text:list-item>
            <text:p text:style-name="P104">Avoid the Deep Mud <text:span text:style-name="T133">(x2)</text:span>: <text:span text:style-name="T134">The swamp is covered in lichen that hides patches of deep mud. Keeping an eye out is essential, because one false step and you’d sink to your waist, or deeper. </text:span><text:span text:style-name="T135">Suggested </text:span><text:span text:style-name="T136">Characteristics</text:span><text:span text:style-name="T135">:</text:span><text:span text:style-name="T135"> </text:span><text:span text:style-name="T137">A</text:span><text:span text:style-name="T138">gility</text:span><text:span text:style-name="T136">, </text:span><text:span text:style-name="T138">Intuition</text:span><text:span text:style-name="T136">.</text:span><text:span text:style-name="T137"> </text:span><text:span text:style-name="T135">Suggested Skills: </text:span><text:span text:style-name="T137">Alertness, Nature, Jump, Lead, </text:span><text:span text:style-name="T139">Navigate</text:span><text:span text:style-name="T137">. Special: This obstacle can be overcome twice during the montage.</text:span></text:p>
          </text:list-item>
          <text:list-item>
            <text:p text:style-name="P105">Knock Over Trees to Make Stable Footing:<text:span text:style-name="T140"> </text:span><text:span text:style-name="T134">Some mud is too large to cross or avoid, but nearby barren trees could be felled to make a quick bridge. </text:span><text:span text:style-name="T135">Suggested </text:span><text:span text:style-name="T136">Characteristics</text:span><text:span text:style-name="T135">: </text:span><text:span text:style-name="T141">Might, </text:span><text:span text:style-name="T142">Reason</text:span><text:span text:style-name="T136">.</text:span><text:span text:style-name="T137"> </text:span><text:span text:style-name="T135">Suggested Skills: </text:span><text:span text:style-name="T137">Architecture, Endurance, Lift, Nature.</text:span></text:p>
            <text:list>
              <text:list-item>
                <text:p text:style-name="P106"><text:span text:style-name="T143">Secret:</text:span><text:span text:style-name="T144"> </text:span>If a hero gets a tier 3 outcome on this test, <text:span text:style-name="T145">they spot another fallen tree nearby and </text:span>they gain “petrified wood from a tree that has not been observed since falling.” <text:span text:style-name="T146">(Used to craft the Displacing Replacement Bracer trinket).</text:span></text:p>
              </text:list-item>
            </text:list>
          </text:list-item>
          <text:list-item>
            <text:p text:style-name="P107"><text:span text:style-name="T34">Handle </text:span><text:span text:style-name="T147">Venomous</text:span><text:span text:style-name="T34"> Swamp Creatures Encountered:</text:span> <text:span text:style-name="T148">Venomous creatures make the swamp their home. The</text:span><text:span text:style-name="T149">ir stings and bites are</text:span><text:span text:style-name="T148"> not immediately life threatening, but could slow you down enough for the horde to catch up to you. </text:span><text:span text:style-name="T150">Suggested </text:span><text:span text:style-name="T151">Characteristics</text:span><text:span text:style-name="T150">: </text:span><text:span text:style-name="T152">Reason</text:span><text:span text:style-name="T151">, </text:span><text:span text:style-name="T152">Presence</text:span><text:span text:style-name="T151">.</text:span><text:span text:style-name="T153"> </text:span><text:span text:style-name="T150">Suggested Skills: </text:span><text:span text:style-name="T154">Handle Animal, Sneak, Intimidate, </text:span><text:span text:style-name="T155">Alchemy, </text:span><text:span text:style-name="T156">Heal</text:span><text:span text:style-name="T154">.</text:span></text:p>
            <text:list>
              <text:list-item>
                <text:p text:style-name="P108"><text:span text:style-name="T143">Secret:</text:span><text:span text:style-name="T144"> </text:span>If a hero gets a tier 3 outcome on this test, <text:span text:style-name="T145">they spot a </text:span><text:span text:style-name="T157">recently dead giant spider that the venomous creatures were feasting on and they gain</text:span> “<text:span text:style-name="T157">a venom sac from a giant spider</text:span>.” <text:span text:style-name="T146">(Used to craft the </text:span><text:span text:style-name="T157">Onerous Bow leveled weapon</text:span><text:span text:style-name="T146">).</text:span></text:p>
              </text:list-item>
            </text:list>
          </text:list-item>
          <text:list-item>
            <text:p text:style-name="P109"><text:span text:style-name="T158">Avoid or Trick</text:span><text:span text:style-name="T34"> Boggit Patrols </text:span><text:span text:style-name="T159">(x2)</text:span><text:span text:style-name="T34">:</text:span> <text:span text:style-name="T160">Boggits ride across the mud flats on their pontoons, looking for the cause of the hive husk incident. </text:span><text:span text:style-name="T161">Staying out of sight or at least avoiding suspicion is essential for escape</text:span><text:span text:style-name="T160">. </text:span><text:span text:style-name="T150">Suggested </text:span><text:span text:style-name="T151">Characteristics</text:span><text:span text:style-name="T150">: </text:span><text:span text:style-name="T162">Agility</text:span><text:span text:style-name="T151">, </text:span><text:span text:style-name="T162">Intuition</text:span><text:span text:style-name="T151">.</text:span><text:span text:style-name="T153"> </text:span><text:soft-page-break/><text:span text:style-name="T150">Suggested Skills: </text:span><text:span text:style-name="T154">Sneak, </text:span><text:span text:style-name="T162">Escape Artist</text:span><text:span text:style-name="T154">, </text:span><text:span text:style-name="T162">Lead, </text:span><text:span text:style-name="T163">Read Person</text:span><text:span text:style-name="T154">. </text:span><text:span text:style-name="T153">Special: This obstacle can be overcome twice during the montage.</text:span></text:p>
          </text:list-item>
          <text:list-item>
            <text:p text:style-name="P110"><text:span text:style-name="T34">Pass Through Thorn</text:span><text:span text:style-name="T164">y</text:span><text:span text:style-name="T34"> and Poisonous Brush:</text:span> <text:span text:style-name="T165">The swamp is littered with all kinds of thick foliage with thorns and poisonous sap. The foliage can be trampled or cut or avoided altogether. </text:span><text:span text:style-name="T150">Suggested </text:span><text:span text:style-name="T151">Characteristics</text:span><text:span text:style-name="T150">: </text:span><text:span text:style-name="T166">Might</text:span><text:span text:style-name="T151">, </text:span><text:span text:style-name="T166">Reason</text:span><text:span text:style-name="T151">.</text:span><text:span text:style-name="T153"> </text:span><text:span text:style-name="T150">Suggested Skills: </text:span><text:span text:style-name="T166">Endurance</text:span><text:span text:style-name="T154">, </text:span><text:span text:style-name="T166">Jump</text:span><text:span text:style-name="T154">, </text:span><text:span text:style-name="T162">Lead, </text:span><text:span text:style-name="T166">Nature, </text:span><text:span text:style-name="T156">Heal</text:span><text:span text:style-name="T154">.</text:span></text:p>
          </text:list-item>
        </text:list>
        <text:p text:style-name="P111">Montage Test Outcomes</text:p>
        <text:p text:style-name="P112">One of the following outcomes ends the montage test:<text:span text:style-name="T167"/></text:p>
        <text:list text:continue-numbering="true" text:style-name="L3">
          <text:list-item>
            <text:p text:style-name="P113"><text:span text:style-name="T168">Total Success</text:span>: <text:span text:style-name="T169">Earn 1 Victory. </text:span><text:span text:style-name="T170">The heroes outpace the undead horde by a significant distance, all the way to safety. Once they regain their bearings, they realize that stuck to and inside their footwear are:</text:span></text:p>
            <text:list>
              <text:list-item>
                <text:p text:style-name="P114">one pound of seagrass</text:p>
              </text:list-item>
              <text:list-item>
                <text:p text:style-name="P114">four ounces of costmary leaves</text:p>
              </text:list-item>
              <text:list-item>
                <text:p text:style-name="P114">the roots of a just-budded nightshade</text:p>
              </text:list-item>
            </text:list>
          </text:list-item>
          <text:list-item>
            <text:p text:style-name="P115"><text:span text:style-name="T168">Partial Success</text:span>:<text:span text:style-name="T140"> </text:span><text:span text:style-name="T169">Earn 1 Victory. </text:span><text:span text:style-name="T170">The heroes outpace the undead horde </text:span><text:span text:style-name="T171">just barely enough to duck into a small pothole in the ground</text:span><text:span text:style-name="T170">. </text:span><text:span text:style-name="T171">They tumble 30 squares down </text:span><text:span text:style-name="T172">a </text:span><text:span text:style-name="T173">slippery, </text:span><text:span text:style-name="T172">diagonal shaft </text:span><text:span text:style-name="T171">into a cave under the swamp, lined with strange, ancient stone structures. Finding a way back to the surface may prove its own challenge.</text:span></text:p>
          </text:list-item>
          <text:list-item>
            <text:p text:style-name="P116"><text:span text:style-name="T168">Total Failure</text:span>:<text:span text:style-name="T140"> </text:span><text:span text:style-name="T170">The heroes </text:span><text:span text:style-name="T174">get stuck in a muddy patch they overlooked and are sucked down through the mud and into a crevasse beneath</text:span><text:span text:style-name="T170">. </text:span><text:span text:style-name="T171">They </text:span><text:span text:style-name="T175">tumble 18 squares down a </text:span><text:span text:style-name="T173">slippery, </text:span><text:span text:style-name="T175">diagonal shaft and </text:span><text:span text:style-name="T176">then</text:span><text:span text:style-name="T175"> </text:span><text:span text:style-name="T177">fall </text:span><text:span text:style-name="T176">another</text:span><text:span text:style-name="T171"> </text:span><text:span text:style-name="T177">12</text:span><text:span text:style-name="T171"> squares down into </text:span><text:span text:style-name="T177">a muddy pool (taking 8 squares worth of falling damage) in </text:span><text:span text:style-name="T171">a cave under the swamp, lined with strange, ancient stone structures</text:span><text:span text:style-name="T177">. </text:span><text:span text:style-name="T171">Finding a way back to the surface may prove its own challenge.</text:span></text:p>
          </text:list-item>
        </text:list>
        <text:h text:style-name="P117" text:outline-level="3">Sunken Tower Aftermath</text:h>
        <text:p text:style-name="P118">If the heroes clear the boggits from the tower and successfully use Reddings’ device to drain the tower, <text:span text:style-name="T178">upon eventually returning to Reddings and reporting what happened, Reddings is willing to either become the heroes’ follower or craft them one Chorus of Locusts leveled implement treasure.</text:span></text:p>
        <text:h text:style-name="P119" text:outline-level="3">Chorus of Locusts</text:h>
        <text:p text:style-name="P120">An abnormally long lute of a red and green speckled wood, each string tripled with two steel and one gut, and the instrument adorned with a head-stock carved into the shape of a dragonfly.</text:p>
        <text:p text:style-name="P121">Keywords: <text:span text:style-name="T140">Implement, Magic</text:span></text:p>
        <text:p text:style-name="P121">1st Level: <text:span text:style-name="T179">While you wield this implement, your magic or psionic abilities that dea</text:span><text:span text:style-name="T180">l</text:span><text:span text:style-name="T179"> rolled damage </text:span><text:span text:style-name="T180">gain a +1 damage bonus. </text:span><text:span text:style-name="T181">Additionally, when you make a ranged free strike, the strike deals sound damage and can be made from the position of any ally in the encounter.</text:span></text:p>
        <text:p text:style-name="P121">5th Level: <text:span text:style-name="T182">The implement’s damage bonus increases to +2. </text:span><text:span text:style-name="T183">Additionally, whenever you use a magic or psionic ability, a </text:span><text:span text:style-name="T184">blast of insect chatter</text:span><text:span text:style-name="T183"> erupts from the </text:span><text:span text:style-name="T185">source of the ability</text:span><text:span text:style-name="T183">, pushing each enemy within 2 up to 3 squares. If an enemy takes damage from being moved into an object with this force movement, they are frightened (EoT) </text:span><text:span text:style-name="T185">of the source of the ability.</text:span></text:p>
        <text:p text:style-name="P122">9th Level: <text:span text:style-name="T182">The implement’s damage bonus increases to +3 </text:span><text:span text:style-name="T184">and the blast of insect chatter pushes up to 5 squares within 3 of the source of the ability. Additionally, a cloud of locusts surrounds you at all times in combat in a </text:span><text:span text:style-name="T186">1</text:span><text:span text:style-name="T184"> aura. Each enemy who </text:span><text:span text:style-name="T187">begins</text:span><text:span text:style-name="T184"> their turn in the aura </text:span><text:span text:style-name="T188">is dazed (</text:span><text:span text:style-name="T189">EoT</text:span><text:span text:style-name="T188">) and has</text:span><text:span text:style-name="T184"> a -1 penalty to saving throws </text:span><text:span text:style-name="T187">made at the end of their turn.</text:span></text:p>
        <text:p text:style-name="P123"><text:span text:style-name="T190"/></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0.5pt" fo:font-weight="normal" officeooo:rsid="0af5c21a" style:font-size-asian="10.5pt" style:font-weight-asian="normal" style:font-size-complex="10.5pt" style:font-weight-complex="normal"/>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start" style:justify-single-word="false"/>
      <style:text-properties style:use-window-font-color="true" loext:opacity="0%" style:font-name="Caudex" fo:font-family="Caudex" style:font-family-generic="roman" style:font-pitch="variable" fo:font-size="22pt" style:text-underline-style="solid" style:text-underline-width="auto" style:text-underline-color="font-color" fo:font-weight="bold" officeooo:rsid="001b50a5" style:font-size-asian="22pt" style:font-weight-asian="bold" style:font-size-complex="22pt"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chapter">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chapter">
      <style:paragraph-properties fo:margin-top="0in" fo:margin-bottom="0.0846in" style:contextual-spacing="false"/>
      <style:text-properties style:use-window-font-color="true" loext:opacity="0%" style:font-name="Helvetica" fo:font-family="Helvetica" style:font-family-generic="swiss" style:font-pitch="variable" fo:font-size="14.1000003814697pt" fo:font-weight="bold" officeooo:rsid="07df155e" style:font-size-asian="14.1000003814697pt" style:font-weight-asian="bold" style:font-size-complex="14.1000003814697pt" style:font-weight-complex="bold"/>
    </style:style>
    <style:style style:name="Heading_20_4" style:display-name="Heading 4" style:family="paragraph" style:parent-style-name="Heading" style:next-style-name="Text_20_body" style:default-outline-level="4" style:class="chapter">
      <style:paragraph-properties fo:margin-top="0in" fo:margin-bottom="0.0846in" style:contextual-spacing="false"/>
      <style:text-properties style:use-window-font-color="true" loext:opacity="0%" style:font-name="Helvetica" fo:font-family="Helvetica" style:font-family-generic="swiss" style:font-pitch="variable" fo:font-size="95%" fo:font-style="italic" fo:font-weight="bold" officeooo:rsid="086e734a"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ext_20_body">
      <style:paragraph-properties fo:margin-top="0in" fo:margin-bottom="0in" style:contextual-spacing="false" fo:text-align="start" style:justify-single-word="false"/>
      <style:text-properties style:font-name="Liberation Serif" fo:font-family="'Liberation Serif'" style:font-family-generic="roman" style:font-pitch="variable" fo:font-size="11pt" fo:font-style="normal" fo:font-weight="normal" officeooo:rsid="004f8cbc" style:font-size-asian="11pt" style:font-style-asian="normal" style:font-weight-asian="normal"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Read-Out" style:display-name="Table Read-Out" style:family="paragraph" style:parent-style-name="Text_20_body">
      <style:paragraph-properties fo:margin-top="0.0429in" fo:margin-bottom="0.0429in" style:contextual-spacing="false"/>
      <style:text-properties style:use-window-font-color="true" loext:opacity="0%" style:font-name="Liberation Serif" fo:font-family="'Liberation Serif'" style:font-family-generic="roman" style:font-pitch="variable" fo:font-size="11pt" fo:font-style="italic" officeooo:rsid="0812847c" style:font-size-asian="11pt" style:font-style-asian="italic" style:font-size-complex="11pt" style:font-style-complex="italic"/>
    </style:style>
    <style:style style:name="Table_20_Bullet_20_Header" style:display-name="Table Bullet Header" style:family="paragraph" style:parent-style-name="Heading_20_4" style:default-outline-level="" style:list-style-name="">
      <style:text-properties style:use-window-font-color="true" loext:opacity="0%" fo:font-size="12pt" style:font-size-asian="12pt" style:font-size-complex="12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list-style-name="">
      <style:paragraph-properties fo:text-align="end" style:justify-single-word="false"/>
      <style:text-properties style:font-name="Liberation Serif" fo:font-style="italic" officeooo:rsid="0258289a" officeooo:paragraph-rsid="19f5ca98"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page-number text:select-page="current">3</text:page-number></text:h>
      </style:footer>
    </style:master-page>
    <style:master-page style:name="Footnote" style:page-layout-name="Mpm2" draw:style-name="Mdp1">
      <style:footer>
        <text:p text:style-name="Footer"/>
      </style:footer>
    </style:master-page>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duration>P13DT20H36M13S</meta:editing-duration>
    <meta:editing-cycles>6722</meta:editing-cycles>
    <meta:generator>LibreOffice/25.2.5.2$Windows_X86_64 LibreOffice_project/03d19516eb2e1dd5d4ccd751a0d6f35f35e08022</meta:generator>
    <dc:date>2025-09-28T16:26:49.297542300</dc:date>
    <meta:print-date>2025-08-08T10:23:57.975478000</meta:print-date>
    <meta:printed-by>PDF files</meta:printed-by>
    <meta:document-statistic meta:table-count="9" meta:image-count="0" meta:object-count="0" meta:page-count="5" meta:paragraph-count="164" meta:word-count="2986" meta:character-count="16689" meta:non-whitespace-character-count="13836"/>
  </office:meta>
</office:document-meta>
</file>